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Act01.work-m2/content.xml"/>
  <manifest:file-entry manifest:media-type="text/xml" manifest:full-path="Act01.work-m2/settings.xml"/>
  <manifest:file-entry manifest:media-type="application/vnd.sun.xml.math" manifest:full-path="Act01.work-m2/"/>
  <manifest:file-entry manifest:media-type="text/xml" manifest:full-path="Act01.work-m3/content.xml"/>
  <manifest:file-entry manifest:media-type="text/xml" manifest:full-path="Act01.work-m3/settings.xml"/>
  <manifest:file-entry manifest:media-type="application/vnd.sun.xml.math" manifest:full-path="Act01.work-m3/"/>
  <manifest:file-entry manifest:media-type="text/xml" manifest:full-path="Act01.work-m4/content.xml"/>
  <manifest:file-entry manifest:media-type="text/xml" manifest:full-path="Act01.work-m4/settings.xml"/>
  <manifest:file-entry manifest:media-type="application/vnd.sun.xml.math" manifest:full-path="Act01.work-m4/"/>
  <manifest:file-entry manifest:media-type="text/xml" manifest:full-path="Act01.work-m5/content.xml"/>
  <manifest:file-entry manifest:media-type="text/xml" manifest:full-path="Act01.work-m5/settings.xml"/>
  <manifest:file-entry manifest:media-type="application/vnd.sun.xml.math" manifest:full-path="Act01.work-m5/"/>
  <manifest:file-entry manifest:media-type="text/xml" manifest:full-path="Act01.work-m6/content.xml"/>
  <manifest:file-entry manifest:media-type="text/xml" manifest:full-path="Act01.work-m6/settings.xml"/>
  <manifest:file-entry manifest:media-type="application/vnd.sun.xml.math" manifest:full-path="Act01.work-m6/"/>
  <manifest:file-entry manifest:media-type="text/xml" manifest:full-path="Act01.work-m7/content.xml"/>
  <manifest:file-entry manifest:media-type="text/xml" manifest:full-path="Act01.work-m7/settings.xml"/>
  <manifest:file-entry manifest:media-type="application/vnd.sun.xml.math" manifest:full-path="Act01.work-m7/"/>
  <manifest:file-entry manifest:media-type="text/xml" manifest:full-path="Act01.work-m8/content.xml"/>
  <manifest:file-entry manifest:media-type="text/xml" manifest:full-path="Act01.work-m8/settings.xml"/>
  <manifest:file-entry manifest:media-type="application/vnd.sun.xml.math" manifest:full-path="Act01.work-m8/"/>
  <manifest:file-entry manifest:media-type="text/xml" manifest:full-path="Act01.work-m9/content.xml"/>
  <manifest:file-entry manifest:media-type="text/xml" manifest:full-path="Act01.work-m9/settings.xml"/>
  <manifest:file-entry manifest:media-type="application/vnd.sun.xml.math" manifest:full-path="Act01.work-m9/"/>
  <manifest:file-entry manifest:media-type="text/xml" manifest:full-path="Act01.work-m10/content.xml"/>
  <manifest:file-entry manifest:media-type="text/xml" manifest:full-path="Act01.work-m10/settings.xml"/>
  <manifest:file-entry manifest:media-type="application/vnd.sun.xml.math" manifest:full-path="Act01.work-m10/"/>
  <manifest:file-entry manifest:media-type="text/xml" manifest:full-path="Act01.work-m11/content.xml"/>
  <manifest:file-entry manifest:media-type="text/xml" manifest:full-path="Act01.work-m11/settings.xml"/>
  <manifest:file-entry manifest:media-type="application/vnd.sun.xml.math" manifest:full-path="Act01.work-m11/"/>
  <manifest:file-entry manifest:media-type="text/xml" manifest:full-path="Act01.work-m12/content.xml"/>
  <manifest:file-entry manifest:media-type="text/xml" manifest:full-path="Act01.work-m12/settings.xml"/>
  <manifest:file-entry manifest:media-type="application/vnd.sun.xml.math" manifest:full-path="Act01.work-m12/"/>
  <manifest:file-entry manifest:media-type="text/xml" manifest:full-path="Act01.work-m13/content.xml"/>
  <manifest:file-entry manifest:media-type="text/xml" manifest:full-path="Act01.work-m13/settings.xml"/>
  <manifest:file-entry manifest:media-type="application/vnd.sun.xml.math" manifest:full-path="Act01.work-m13/"/>
  <manifest:file-entry manifest:media-type="text/xml" manifest:full-path="Act01.work-m14/content.xml"/>
  <manifest:file-entry manifest:media-type="text/xml" manifest:full-path="Act01.work-m14/settings.xml"/>
  <manifest:file-entry manifest:media-type="application/vnd.sun.xml.math" manifest:full-path="Act01.work-m14/"/>
  <manifest:file-entry manifest:media-type="text/xml" manifest:full-path="Act01.work-m15/content.xml"/>
  <manifest:file-entry manifest:media-type="text/xml" manifest:full-path="Act01.work-m15/settings.xml"/>
  <manifest:file-entry manifest:media-type="application/vnd.sun.xml.math" manifest:full-path="Act01.work-m15/"/>
  <manifest:file-entry manifest:media-type="text/xml" manifest:full-path="Act01.work-m16/content.xml"/>
  <manifest:file-entry manifest:media-type="text/xml" manifest:full-path="Act01.work-m16/settings.xml"/>
  <manifest:file-entry manifest:media-type="application/vnd.sun.xml.math" manifest:full-path="Act01.work-m16/"/>
  <manifest:file-entry manifest:media-type="text/xml" manifest:full-path="Act01.work-m17/content.xml"/>
  <manifest:file-entry manifest:media-type="text/xml" manifest:full-path="Act01.work-m17/settings.xml"/>
  <manifest:file-entry manifest:media-type="application/vnd.sun.xml.math" manifest:full-path="Act01.work-m17/"/>
  <manifest:file-entry manifest:media-type="text/xml" manifest:full-path="Act01.work-m18/content.xml"/>
  <manifest:file-entry manifest:media-type="text/xml" manifest:full-path="Act01.work-m18/settings.xml"/>
  <manifest:file-entry manifest:media-type="application/vnd.sun.xml.math" manifest:full-path="Act01.work-m18/"/>
  <manifest:file-entry manifest:media-type="text/xml" manifest:full-path="Act01.work-m19/content.xml"/>
  <manifest:file-entry manifest:media-type="text/xml" manifest:full-path="Act01.work-m19/settings.xml"/>
  <manifest:file-entry manifest:media-type="application/vnd.sun.xml.math" manifest:full-path="Act01.work-m19/"/>
  <manifest:file-entry manifest:media-type="text/xml" manifest:full-path="Act01.work-m20/content.xml"/>
  <manifest:file-entry manifest:media-type="text/xml" manifest:full-path="Act01.work-m20/settings.xml"/>
  <manifest:file-entry manifest:media-type="application/vnd.sun.xml.math" manifest:full-path="Act01.work-m20/"/>
  <manifest:file-entry manifest:media-type="text/xml" manifest:full-path="Act01.work-m21/content.xml"/>
  <manifest:file-entry manifest:media-type="text/xml" manifest:full-path="Act01.work-m21/settings.xml"/>
  <manifest:file-entry manifest:media-type="application/vnd.sun.xml.math" manifest:full-path="Act01.work-m21/"/>
  <manifest:file-entry manifest:media-type="text/xml" manifest:full-path="Act01.work-m22/content.xml"/>
  <manifest:file-entry manifest:media-type="text/xml" manifest:full-path="Act01.work-m22/settings.xml"/>
  <manifest:file-entry manifest:media-type="application/vnd.sun.xml.math" manifest:full-path="Act01.work-m22/"/>
  <manifest:file-entry manifest:media-type="text/xml" manifest:full-path="Act01.work-m23/content.xml"/>
  <manifest:file-entry manifest:media-type="text/xml" manifest:full-path="Act01.work-m23/settings.xml"/>
  <manifest:file-entry manifest:media-type="application/vnd.sun.xml.math" manifest:full-path="Act01.work-m23/"/>
  <manifest:file-entry manifest:media-type="text/xml" manifest:full-path="Act01.work-m24/content.xml"/>
  <manifest:file-entry manifest:media-type="text/xml" manifest:full-path="Act01.work-m24/settings.xml"/>
  <manifest:file-entry manifest:media-type="application/vnd.sun.xml.math" manifest:full-path="Act01.work-m24/"/>
  <manifest:file-entry manifest:media-type="text/xml" manifest:full-path="Act01.work-m25/content.xml"/>
  <manifest:file-entry manifest:media-type="text/xml" manifest:full-path="Act01.work-m25/settings.xml"/>
  <manifest:file-entry manifest:media-type="application/vnd.sun.xml.math" manifest:full-path="Act01.work-m25/"/>
  <manifest:file-entry manifest:media-type="text/xml" manifest:full-path="Act01.work-m26/content.xml"/>
  <manifest:file-entry manifest:media-type="text/xml" manifest:full-path="Act01.work-m26/settings.xml"/>
  <manifest:file-entry manifest:media-type="application/vnd.sun.xml.math" manifest:full-path="Act01.work-m26/"/>
  <manifest:file-entry manifest:media-type="text/xml" manifest:full-path="Act01.work-m27/content.xml"/>
  <manifest:file-entry manifest:media-type="text/xml" manifest:full-path="Act01.work-m27/settings.xml"/>
  <manifest:file-entry manifest:media-type="application/vnd.sun.xml.math" manifest:full-path="Act01.work-m27/"/>
  <manifest:file-entry manifest:media-type="text/xml" manifest:full-path="Act01.work-m28/content.xml"/>
  <manifest:file-entry manifest:media-type="text/xml" manifest:full-path="Act01.work-m28/settings.xml"/>
  <manifest:file-entry manifest:media-type="application/vnd.sun.xml.math" manifest:full-path="Act01.work-m28/"/>
  <manifest:file-entry manifest:media-type="text/xml" manifest:full-path="Act01.work-m29/content.xml"/>
  <manifest:file-entry manifest:media-type="text/xml" manifest:full-path="Act01.work-m29/settings.xml"/>
  <manifest:file-entry manifest:media-type="application/vnd.sun.xml.math" manifest:full-path="Act01.work-m29/"/>
  <manifest:file-entry manifest:media-type="text/xml" manifest:full-path="Act01.work-m30/content.xml"/>
  <manifest:file-entry manifest:media-type="text/xml" manifest:full-path="Act01.work-m30/settings.xml"/>
  <manifest:file-entry manifest:media-type="application/vnd.sun.xml.math" manifest:full-path="Act01.work-m30/"/>
  <manifest:file-entry manifest:media-type="text/xml" manifest:full-path="Act01.work-m31/content.xml"/>
  <manifest:file-entry manifest:media-type="text/xml" manifest:full-path="Act01.work-m31/settings.xml"/>
  <manifest:file-entry manifest:media-type="application/vnd.sun.xml.math" manifest:full-path="Act01.work-m31/"/>
  <manifest:file-entry manifest:media-type="text/xml" manifest:full-path="Act01.work-m32/content.xml"/>
  <manifest:file-entry manifest:media-type="text/xml" manifest:full-path="Act01.work-m32/settings.xml"/>
  <manifest:file-entry manifest:media-type="application/vnd.sun.xml.math" manifest:full-path="Act01.work-m32/"/>
  <manifest:file-entry manifest:media-type="text/xml" manifest:full-path="Act01.work-m33/content.xml"/>
  <manifest:file-entry manifest:media-type="text/xml" manifest:full-path="Act01.work-m33/settings.xml"/>
  <manifest:file-entry manifest:media-type="application/vnd.sun.xml.math" manifest:full-path="Act01.work-m33/"/>
  <manifest:file-entry manifest:media-type="text/xml" manifest:full-path="Act01.work-m34/content.xml"/>
  <manifest:file-entry manifest:media-type="text/xml" manifest:full-path="Act01.work-m34/settings.xml"/>
  <manifest:file-entry manifest:media-type="application/vnd.sun.xml.math" manifest:full-path="Act01.work-m34/"/>
  <manifest:file-entry manifest:media-type="text/xml" manifest:full-path="Act01.work-m35/content.xml"/>
  <manifest:file-entry manifest:media-type="text/xml" manifest:full-path="Act01.work-m35/settings.xml"/>
  <manifest:file-entry manifest:media-type="application/vnd.sun.xml.math" manifest:full-path="Act01.work-m35/"/>
  <manifest:file-entry manifest:media-type="text/xml" manifest:full-path="Act01.work-m36/content.xml"/>
  <manifest:file-entry manifest:media-type="text/xml" manifest:full-path="Act01.work-m36/settings.xml"/>
  <manifest:file-entry manifest:media-type="application/vnd.sun.xml.math" manifest:full-path="Act01.work-m36/"/>
  <manifest:file-entry manifest:media-type="text/xml" manifest:full-path="Act01.work-m37/content.xml"/>
  <manifest:file-entry manifest:media-type="text/xml" manifest:full-path="Act01.work-m37/settings.xml"/>
  <manifest:file-entry manifest:media-type="application/vnd.sun.xml.math" manifest:full-path="Act01.work-m37/"/>
  <manifest:file-entry manifest:media-type="text/xml" manifest:full-path="Act01.work-m38/content.xml"/>
  <manifest:file-entry manifest:media-type="text/xml" manifest:full-path="Act01.work-m38/settings.xml"/>
  <manifest:file-entry manifest:media-type="application/vnd.sun.xml.math" manifest:full-path="Act01.work-m38/"/>
  <manifest:file-entry manifest:media-type="text/xml" manifest:full-path="Act01.work-m39/content.xml"/>
  <manifest:file-entry manifest:media-type="text/xml" manifest:full-path="Act01.work-m39/settings.xml"/>
  <manifest:file-entry manifest:media-type="application/vnd.sun.xml.math" manifest:full-path="Act01.work-m39/"/>
  <manifest:file-entry manifest:media-type="text/xml" manifest:full-path="Act01.work-m40/content.xml"/>
  <manifest:file-entry manifest:media-type="text/xml" manifest:full-path="Act01.work-m40/settings.xml"/>
  <manifest:file-entry manifest:media-type="application/vnd.sun.xml.math" manifest:full-path="Act01.work-m40/"/>
  <manifest:file-entry manifest:media-type="text/xml" manifest:full-path="Act01.work-m41/content.xml"/>
  <manifest:file-entry manifest:media-type="text/xml" manifest:full-path="Act01.work-m41/settings.xml"/>
  <manifest:file-entry manifest:media-type="application/vnd.sun.xml.math" manifest:full-path="Act01.work-m41/"/>
  <manifest:file-entry manifest:media-type="text/xml" manifest:full-path="Act01.work-m42/content.xml"/>
  <manifest:file-entry manifest:media-type="text/xml" manifest:full-path="Act01.work-m42/settings.xml"/>
  <manifest:file-entry manifest:media-type="application/vnd.sun.xml.math" manifest:full-path="Act01.work-m42/"/>
  <manifest:file-entry manifest:media-type="text/xml" manifest:full-path="Act01.work-m43/content.xml"/>
  <manifest:file-entry manifest:media-type="text/xml" manifest:full-path="Act01.work-m43/settings.xml"/>
  <manifest:file-entry manifest:media-type="application/vnd.sun.xml.math" manifest:full-path="Act01.work-m43/"/>
  <manifest:file-entry manifest:media-type="text/xml" manifest:full-path="Act01.work-m44/content.xml"/>
  <manifest:file-entry manifest:media-type="text/xml" manifest:full-path="Act01.work-m44/settings.xml"/>
  <manifest:file-entry manifest:media-type="application/vnd.sun.xml.math" manifest:full-path="Act01.work-m44/"/>
  <manifest:file-entry manifest:media-type="text/xml" manifest:full-path="Act01.work-m45/content.xml"/>
  <manifest:file-entry manifest:media-type="text/xml" manifest:full-path="Act01.work-m45/settings.xml"/>
  <manifest:file-entry manifest:media-type="application/vnd.sun.xml.math" manifest:full-path="Act01.work-m45/"/>
  <manifest:file-entry manifest:media-type="text/xml" manifest:full-path="Act01.work-m46/content.xml"/>
  <manifest:file-entry manifest:media-type="text/xml" manifest:full-path="Act01.work-m46/settings.xml"/>
  <manifest:file-entry manifest:media-type="application/vnd.sun.xml.math" manifest:full-path="Act01.work-m46/"/>
  <manifest:file-entry manifest:media-type="text/xml" manifest:full-path="Act01.work-m47/content.xml"/>
  <manifest:file-entry manifest:media-type="text/xml" manifest:full-path="Act01.work-m47/settings.xml"/>
  <manifest:file-entry manifest:media-type="application/vnd.sun.xml.math" manifest:full-path="Act01.work-m47/"/>
  <manifest:file-entry manifest:media-type="text/xml" manifest:full-path="Act01.work-m48/content.xml"/>
  <manifest:file-entry manifest:media-type="text/xml" manifest:full-path="Act01.work-m48/settings.xml"/>
  <manifest:file-entry manifest:media-type="application/vnd.sun.xml.math" manifest:full-path="Act01.work-m48/"/>
  <manifest:file-entry manifest:media-type="text/xml" manifest:full-path="Act01.work-m49/content.xml"/>
  <manifest:file-entry manifest:media-type="text/xml" manifest:full-path="Act01.work-m49/settings.xml"/>
  <manifest:file-entry manifest:media-type="application/vnd.sun.xml.math" manifest:full-path="Act01.work-m49/"/>
  <manifest:file-entry manifest:media-type="text/xml" manifest:full-path="Act01.work-m50/content.xml"/>
  <manifest:file-entry manifest:media-type="text/xml" manifest:full-path="Act01.work-m50/settings.xml"/>
  <manifest:file-entry manifest:media-type="application/vnd.sun.xml.math" manifest:full-path="Act01.work-m50/"/>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cmex-7" style:family="text">
      <style:text-properties fo:font-size="7.0pt"/>
    </style:style>
    <style:style style:name="cmex-7x-x-71" style:family="text">
      <style:text-properties fo:font-size="4.9pt"/>
    </style:style>
    <style:style style:name="cmssbx-10x-x-172" style:family="text">
      <style:text-properties fo:font-family="sans-serif" fo:font-weight="bold" fo:font-size="17.2pt"/>
    </style:style>
    <style:style style:name="cmss-12" style:family="text">
      <style:text-properties fo:font-family="sans-serif" fo:font-size="12.0pt"/>
    </style:style>
    <style:style style:name="cmtt-10" style:family="text">
      <style:text-properties fo:font-family="monospace"/>
    </style:style>
    <style:style style:name="cmtt-9" style:family="text">
      <style:text-properties fo:font-family="monospace" fo:font-size="9.0pt"/>
    </style:style>
    <style:style style:name="cmti-1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ssbx-10x-x-172">MD Simulations of Ideal and Real Gases</text:span></text:p>
      <text:p text:style-name="author"><text:span text:style-name="cmss-12">Physical Chemistry</text:span></text:p>
      <text:p text:style-name="date"><text:span text:style-name="cmss-12">Fall 2017</text:span></text:p>
      <!--end maketitle
-->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4htlink href="#x1-10001" name="QQ2-1-1"/>Introduction</text:p>
          <text:p text:style-name="P1"><text:span text:style-name="toc-mark">2 </text:span><t4htlink href="#x1-20002" name="QQ2-1-2"/>Procedure</text:p>
          <text:p text:style-name="P2"><text:span text:style-name="toc-mark">2.1 </text:span><t4htlink href="#x1-30001" name="QQ2-1-3"/>Running an ideal gas simulation and visualizing
the results</text:p>
          <text:p text:style-name="P2"><text:span text:style-name="toc-mark">2.2 </text:span><t4htlink href="#x1-40002" name="QQ2-1-4"/>Extending to other temperatures</text:p>
          <text:p text:style-name="P2"><text:span text:style-name="toc-mark">2.3 </text:span><t4htlink href="#x1-50003" name="QQ2-1-5"/>Extending to interacting
atoms</text:p>
          <text:p text:style-name="P2"><text:span text:style-name="toc-mark">2.4 </text:span><t4htlink href="#x1-60004" name="QQ2-1-6"/>Analysis of interactions</text:p>
          <text:p text:style-name="P1"><text:span text:style-name="toc-mark">3 </text:span><t4htlink href="#x1-70003" name="QQ2-1-7"/>Report</text:p>
        </text:index-body>
      </text:table-of-content>
      <text:reference-mark text:name="x1-2r1"> </text:reference-mark>
      <!--start of section
-->
      <text:h text:style-name="Heading-2" text:outline-level="2"><text:span text:style-name="section">1    </text:span><t4htlink href="#QQ2-1-1" name="x1-10001"/>Introduction</text:h>
      <!--l. 15
-->
      <text:p text:style-name="Text-body">In this week’s lab, we will be performing atomic simulations of ideal and real gases. The purpose of today’s exercise
is to gain an intuitive understanding for the microscopic behavior of gases. To do so, we will perform classical
simulations of a non-interacting argon-like gas, using Newton’s laws to determine the paths of atoms in time. We
will continue our simulations of the dynamics of a gas by allowing the argon atoms to interact (approximately) as
they would in reality.
<text:reference-mark text:name="x1-1001r1"> </text:reference-mark>
</text:p>
      <!--start of section
-->
      <text:h text:style-name="Heading-2" text:outline-level="2"><text:span text:style-name="section">2    </text:span><t4htlink href="#QQ2-1-2" name="x1-20002"/>Procedure</text:h>
      <text:reference-mark text:name="x1-2001r1"> </text:reference-mark>
      <!--start of subsection
-->
      <text:h text:style-name="Heading-3" text:outline-level="3"><text:span text:style-name="subsection">2.1    </text:span><t4htlink href="#QQ2-1-3" name="x1-30001"/>Running an ideal gas simulation and visualizing the results</text:h>
      <!--l. 24
-->
      <text:p text:style-name="Text-body">Follow the instructions of your professor to start a terminal and copy the simulation files you need into a directory
in which you can work. When done, execute the following commands, which run a simulation of 100 ideal gas
particles with the mass of argon at a temperature of 100<text:s/>K.
     </text:p>
      <text:list text:style-name="Enumerate">
        <text:list-item>
          <text:p text:style-name="Inside-enumerate">Run the following commands. The <text:span text:style-name="cmtt-10">mdrun </text:span>step should take about half a minute.
     </text:p>
          <text:p text:style-name="fancyvrb1"><text:reference-mark text:name="x1-3003r1"> </text:reference-mark><text:span text:style-name="cmtt-9">gmx</text:span><text:span text:style-name="cmtt-9"><text:s/>grompp</text:span><text:span text:style-name="cmtt-9"><text:s/>-f</text:span><text:span text:style-name="cmtt-9"><text:s/>md.mdp</text:span><text:span text:style-name="cmtt-9"><text:s/>-c</text:span><text:span text:style-name="cmtt-9"><text:s/>equil_100.gro</text:span><text:span text:style-name="cmtt-9"><text:s/>-p</text:span><text:span text:style-name="cmtt-9"><text:s/>ideal.top</text:span><text:span text:style-name="cmtt-9"><text:s/>-o</text:span><text:span text:style-name="cmtt-9"><text:s/>ideal_100.tpr</text:span><text:line-break/><text:reference-mark text:name="x1-3005r2"> </text:reference-mark><text:span text:style-name="cmtt-9">gmx</text:span><text:span text:style-name="cmtt-9"><text:s/>mdrun</text:span><text:span text:style-name="cmtt-9"><text:s/>-nt</text:span><text:span text:style-name="cmtt-9"><text:s/>1</text:span><text:span text:style-name="cmtt-9"><text:s/>-nb</text:span><text:span text:style-name="cmtt-9"><text:s/>cpu</text:span><text:span text:style-name="cmtt-9"><text:s/>-s</text:span><text:span text:style-name="cmtt-9"><text:s/>ideal_100.tpr</text:span><text:span text:style-name="cmtt-9"><text:s/>-c</text:span><text:span text:style-name="cmtt-9"><text:s/>ideal_100.gro</text:span><text:span text:style-name="cmtt-9"><text:s/>-e</text:span><text:span text:style-name="cmtt-9"><text:s/>ideal_100.edr</text:span><text:span text:style-name="cmtt-9"><text:s/>\</text:span>
     <text:line-break/><text:reference-mark text:name="x1-3007r3"> </text:reference-mark><text:span text:style-name="cmtt-9"><text:s/></text:span><text:span text:style-name="cmtt-9"><text:s/></text:span><text:span text:style-name="cmtt-9"><text:s/></text:span><text:span text:style-name="cmtt-9"><text:s/></text:span><text:span text:style-name="cmtt-9"><text:s/></text:span><text:span text:style-name="cmtt-9"><text:s/></text:span><text:span text:style-name="cmtt-9"><text:s/></text:span><text:span text:style-name="cmtt-9"><text:s/></text:span><text:span text:style-name="cmtt-9"><text:s/></text:span><text:span text:style-name="cmtt-9"><text:s/>-g</text:span><text:span text:style-name="cmtt-9"><text:s/>ideal_100.log</text:span><text:span text:style-name="cmtt-9"><text:s/>-o</text:span><text:span text:style-name="cmtt-9"><text:s/>ideal_100.trr</text:span></text:p>
          <text:p text:style-name="Inside-enumerate">The first command prepares the simulation. The second command runs the simulation; this writes a number of
     files, including <text:span text:style-name="cmtt-10">ideal_100.log </text:span>and <text:span text:style-name="cmtt-10">ideal_100.trr</text:span>, which will be important shortly. If you are typing the
     second command on one line, omit the backslash. Each command prints a “<text:span text:style-name="textsc"><text:span text:style-name="cmcsc-10"><text:span text:style-name="small-caps">g</text:span><text:span text:style-name="small-caps">r</text:span><text:span text:style-name="small-caps">o</text:span><text:span text:style-name="small-caps">m</text:span><text:span text:style-name="small-caps">a</text:span><text:span text:style-name="small-caps">c</text:span><text:span text:style-name="small-caps">s</text:span></text:span></text:span> cool quote” (for some
     value of <text:span text:style-name="Emphasis"><text:span text:style-name="cmti-10">cool</text:span></text:span>) if it completes successfully. For example,
                                                                                         
                                                                                         
     </text:p>
          <text:p text:style-name="fancyvrb2"><text:reference-mark text:name="x1-3009r1"> </text:reference-mark><text:span text:style-name="cmtt-9"><text:s/>gcq#118:</text:span><text:span text:style-name="cmtt-9"><text:s/>"Step</text:span><text:span text:style-name="cmtt-9"><text:s/>On</text:span><text:span text:style-name="cmtt-9"><text:s/>the</text:span><text:span text:style-name="cmtt-9"><text:s/>Brakes"</text:span><text:span text:style-name="cmtt-9"><text:s/>(2</text:span><text:span text:style-name="cmtt-9"><text:s/>Unlimited)</text:span></text:p>
          <text:p text:style-name="Inside-enumerate">If you do not see a line that starts with <text:span text:style-name="obeylines-h"><text:span text:style-name="verb"><text:span text:style-name="cmtt-10">gcq#</text:span></text:span></text:span>, then something has gone wrong; examine the terminal output
     for error messages and consult with your colleagues.
     </text:p>
        </text:list-item>
        <text:list-item>
          <text:p text:style-name="Inside-enumerate">Load the simulation into <text:span text:style-name="textsc"><text:span text:style-name="cmcsc-10"><text:span text:style-name="small-caps">v</text:span><text:span text:style-name="small-caps">m</text:span><text:span text:style-name="small-caps">d</text:span></text:span></text:span> and watch it evolve. Do this by starting <text:span text:style-name="textsc"><text:span text:style-name="cmcsc-10"><text:span text:style-name="small-caps">v</text:span><text:span text:style-name="small-caps">m</text:span><text:span text:style-name="small-caps">d</text:span></text:span></text:span>, then in the “VMD Main”
     window, select “File”, then “New Molecule”. Click the “Browse” button, navigate to the directory you
     performed the simulation in, then choose <text:span text:style-name="cmtt-10">equil_100.gro</text:span>. After returning to the “Molecule File Browser”
     window, click “Load”. This loads the first frame (initial positions) of the simulation. Click “Browse” again,
     then choose <text:span text:style-name="cmtt-10">ideal_100.trr</text:span>. When in the “Molecule File Browser” window, choose “Load all at once”, then
     click “Load”. This loads the remainder of the simulation. Close the “Molecule File Browser”
     window.
     </text:p>
        </text:list-item>
        <text:list-item>
          <text:p text:style-name="Inside-enumerate">To see the motion of the atoms clearly, the display representation must be changed. In the “VMD Main”
     window, click on the “Graphics” menu, then “Representations”. Change the “Drawing Method” drop-down to
     “VDW”. Now, watch the movie by clicking the play button in the lower right of the “VMD Main”
     window. Write comments in your notebook describing the paths, speeds, and interactions of
     the atoms. When you are done, exit <text:span text:style-name="textsc"><text:span text:style-name="cmcsc-10"><text:span text:style-name="small-caps">v</text:span><text:span text:style-name="small-caps">m</text:span><text:span text:style-name="small-caps">d</text:span></text:span></text:span> by choosing “File”, then “Quit” in the “VMD Main”
     window.
     </text:p>
        </text:list-item>
        <text:list-item>
          <text:p text:style-name="Inside-enumerate">View the simulation log, which contains information about the energy of the simulation as it progresses. To do
     this, open <text:span text:style-name="cmtt-10">ideal_100.log </text:span>in a text editor. Go to the very end, then up to find the section that looks like the
     following:
     </text:p>
          <text:p text:style-name="fancyvrb3"><text:reference-mark text:name="x1-3014r1"> </text:reference-mark>           <text:span text:style-name="cmtt-9">&lt;======</text:span><text:span text:style-name="cmtt-9"><text:s/></text:span><text:span text:style-name="cmtt-9"><text:s/>###############</text:span><text:span text:style-name="cmtt-9"><text:s/></text:span><text:span text:style-name="cmtt-9"><text:s/>==&gt;</text:span><text:line-break/><text:reference-mark text:name="x1-3016r2"> </text:reference-mark>        <text:span text:style-name="cmtt-9">&lt;====</text:span><text:span text:style-name="cmtt-9"><text:s/></text:span><text:span text:style-name="cmtt-9"><text:s/>A</text:span><text:span text:style-name="cmtt-9"><text:s/>V</text:span><text:span text:style-name="cmtt-9"><text:s/>E</text:span><text:span text:style-name="cmtt-9"><text:s/>R</text:span><text:span text:style-name="cmtt-9"><text:s/>A</text:span><text:span text:style-name="cmtt-9"><text:s/>G</text:span><text:span text:style-name="cmtt-9"><text:s/>E</text:span><text:span text:style-name="cmtt-9"><text:s/>S</text:span><text:span text:style-name="cmtt-9"><text:s/></text:span><text:span text:style-name="cmtt-9"><text:s/>====&gt;</text:span><text:line-break/><text:reference-mark text:name="x1-3018r3"> </text:reference-mark>        <text:span text:style-name="cmtt-9">&lt;==</text:span><text:span text:style-name="cmtt-9"><text:s/></text:span><text:span text:style-name="cmtt-9"><text:s/>###############</text:span><text:span text:style-name="cmtt-9"><text:s/></text:span><text:span text:style-name="cmtt-9"><text:s/>======&gt;</text:span><text:line-break/><text:reference-mark text:name="x1-3020r4"> </text:reference-mark>
     <text:line-break/><text:reference-mark text:name="x1-3022r5"> </text:reference-mark>        <text:span text:style-name="cmtt-9">Statistics</text:span><text:span text:style-name="cmtt-9"><text:s/>over</text:span><text:span text:style-name="cmtt-9"><text:s/>1000001</text:span><text:span text:style-name="cmtt-9"><text:s/>steps</text:span><text:span text:style-name="cmtt-9"><text:s/>using</text:span><text:span text:style-name="cmtt-9"><text:s/>10001</text:span><text:span text:style-name="cmtt-9"><text:s/>frames</text:span></text:p>
          <text:p text:style-name="Inside-enumerate">Write down the average energy, temperature, and pressure in your notebook. The average energy is given in
     the rather strange unit of kilojoules per mole of simulation copies. Since our system copy includes 100
     argon-like atoms, a mole of simulation copies contain 100 moles of argon atoms. Thus, the reported energy is
     best interpreted as kilojoules per 100 moles of argon atoms.
     </text:p>
        </text:list-item>
        <text:list-item>
          <text:p text:style-name="Inside-enumerate"><text:reference-mark text:name="x1-30235"> </text:reference-mark> Answer the following questions in your lab notebook. You will also need to write these answers in your
     report.
         </text:p>
          <text:list text:style-name="Enumerate">
            <text:list-item>
              <text:p text:style-name="Inside-enumerate">Are the directions of travel of particles distributed isotropically?
         </text:p>
            </text:list-item>
            <text:list-item>
              <text:p text:style-name="Inside-enumerate">Do all particles travel with the same speed or with different speeds?
         </text:p>
            </text:list-item>
            <text:list-item>
              <text:p text:style-name="Inside-enumerate">Is your simulation consistent with the ideal gas law? To answer this, you will need to know that this
         simulation is contained in a cube <!--l. 86
--><draw:frame draw:style-name="mml-inline" draw:name="mobj-2" text:anchor-type="as-char" draw:z-index="0"><draw:object xlink:href="./Act01.work-m2" xlink:type="simple" xlink:show="embed" xlink:actuate="onLoad"/></draw:frame> 
         on a side.
         </text:p>
            </text:list-item>
            <text:list-item>
              <text:p text:style-name="Inside-enumerate">Is your simulation consistent with <!--l. 87
--><draw:frame draw:style-name="mml-inline" draw:name="mobj-3" text:anchor-type="as-char" draw:z-index="0"><draw:object xlink:href="./Act01.work-m3" xlink:type="simple" xlink:show="embed" xlink:actuate="onLoad"/></draw:frame> ?</text:p>
            </text:list-item>
          </text:list>
        </text:list-item>
      </text:list>
      <text:reference-mark text:name="x1-3028r3"> </text:reference-mark>
      <!--start of subsection
-->
      <text:h text:style-name="Heading-3" text:outline-level="3"><text:span text:style-name="subsection">2.2    </text:span><t4htlink href="#QQ2-1-4" name="x1-40002"/>Extending to other temperatures</text:h>
      <!--l. 92
-->
      <text:p text:style-name="Text-body">Repeat the above procedure and analysis for ideal gases at 200<text:s/>K and 300<text:s/>K, by substituting <text:span text:style-name="texttt"><text:span text:style-name="cmtt-10">_200</text:span></text:span> and <text:span text:style-name="texttt"><text:span text:style-name="cmtt-10">_300</text:span></text:span> for
<text:span text:style-name="texttt"><text:span text:style-name="cmtt-10">_100</text:span></text:span>, as appropriate. In addition, describe the differences among the three the simulation “movies” in your lab
notebook.
<text:reference-mark text:name="x1-4001r4"> </text:reference-mark>
</text:p>
      <!--start of subsection
-->
      <text:h text:style-name="Heading-3" text:outline-level="3"><text:span text:style-name="subsection">2.3    </text:span><t4htlink href="#QQ2-1-5" name="x1-50003"/>Extending to interacting atoms</text:h>
      <text:list text:style-name="Enumerate">
        <text:list-item>
          <text:p text:style-name="Inside-enumerate">Run each of the following commands, pressing Return after each line. This sets up and runs the
     simulation (a 5<text:s/>ns simulation in steps of 1<text:s/>fs, with atomic positions recorded every 0.1<text:s/>ps). This will
     take 2 – 5 minutes.
     </text:p>
          <text:p text:style-name="fancyvrb4"><text:reference-mark text:name="x1-5003r1"> </text:reference-mark><text:span text:style-name="cmtt-9">gmx</text:span><text:span text:style-name="cmtt-9"><text:s/>grompp</text:span><text:span text:style-name="cmtt-9"><text:s/>-f</text:span><text:span text:style-name="cmtt-9"><text:s/>md_real.mdp</text:span><text:span text:style-name="cmtt-9"><text:s/>-p</text:span><text:span text:style-name="cmtt-9"><text:s/>argon.top</text:span><text:span text:style-name="cmtt-9"><text:s/>-c</text:span><text:span text:style-name="cmtt-9"><text:s/>equil_100.gro</text:span><text:span text:style-name="cmtt-9"><text:s/>-o</text:span><text:span text:style-name="cmtt-9"><text:s/>real_100.tpr</text:span><text:line-break/><text:reference-mark text:name="x1-5005r2"> </text:reference-mark><text:span text:style-name="cmtt-9">gmx</text:span><text:span text:style-name="cmtt-9"><text:s/>mdrun</text:span><text:span text:style-name="cmtt-9"><text:s/>-nt</text:span><text:span text:style-name="cmtt-9"><text:s/>1</text:span><text:span text:style-name="cmtt-9"><text:s/>-nb</text:span><text:span text:style-name="cmtt-9"><text:s/>cpu</text:span><text:span text:style-name="cmtt-9"><text:s/>-s</text:span><text:span text:style-name="cmtt-9"><text:s/>real_100.tpr</text:span><text:span text:style-name="cmtt-9"><text:s/>-c</text:span><text:span text:style-name="cmtt-9"><text:s/>real_100.gro</text:span><text:span text:style-name="cmtt-9"><text:s/>-e</text:span><text:span text:style-name="cmtt-9"><text:s/>real_100.edr</text:span><text:span text:style-name="cmtt-9"><text:s/>\</text:span>
     <text:line-break/><text:reference-mark text:name="x1-5007r3"> </text:reference-mark><text:span text:style-name="cmtt-9"><text:s/></text:span><text:span text:style-name="cmtt-9"><text:s/></text:span><text:span text:style-name="cmtt-9"><text:s/></text:span><text:span text:style-name="cmtt-9"><text:s/></text:span><text:span text:style-name="cmtt-9"><text:s/></text:span><text:span text:style-name="cmtt-9"><text:s/></text:span><text:span text:style-name="cmtt-9"><text:s/></text:span><text:span text:style-name="cmtt-9"><text:s/></text:span><text:span text:style-name="cmtt-9"><text:s/></text:span><text:span text:style-name="cmtt-9"><text:s/>-g</text:span><text:span text:style-name="cmtt-9"><text:s/>real_100.log</text:span><text:span text:style-name="cmtt-9"><text:s/>-o</text:span><text:span text:style-name="cmtt-9"><text:s/>real_100.trr</text:span></text:p>
          <text:p text:style-name="Inside-enumerate">Again, if typing the second command into one line, omit the backslash.
     </text:p>
        </text:list-item>
        <text:list-item>
          <text:p text:style-name="Inside-enumerate">View the evolution of the simulation in VMD. Describe the differences from the ideal gas simulation. Look
     especially for collisions, scattering, and dimerization of argon atoms.
     </text:p>
        </text:list-item>
        <text:list-item>
          <text:p text:style-name="Inside-enumerate">Repeat the analysis of Section<text:s/>2.1<text:span text:style-name="reference-ref"><text:reference-ref text:ref-name="x1-30001" text:reference-format="text"> </text:reference-ref></text:span> item<text:s/>5<!--tex4ht:ref: item:ideal-questions 
--><text:span text:style-name="reference-ref"><text:reference-ref text:ref-name="x1-30235" text:reference-format="text"> </text:reference-ref></text:span>.
     </text:p>
        </text:list-item>
        <text:list-item>
          <text:p text:style-name="Inside-enumerate">Repeat the above for simulations at 200 and 300<text:s/>K.
     </text:p>
        </text:list-item>
      </text:list>
      <text:reference-mark text:name="x1-5011r5"> </text:reference-mark>
      <!--start of subsection
-->
      <text:h text:style-name="Heading-3" text:outline-level="3"><text:span text:style-name="subsection">2.4    </text:span><t4htlink href="#QQ2-1-6" name="x1-60004"/>Analysis of interactions</text:h>
      <!--l. 123
-->
      <text:p text:style-name="Text-body">The <text:span text:style-name="Emphasis"><text:span text:style-name="cmti-10">radial distribution function</text:span></text:span> <!--l. 123
--><draw:frame draw:style-name="mml-inline" draw:name="mobj-4" text:anchor-type="as-char" draw:z-index="0"><draw:object xlink:href="./Act01.work-m4" xlink:type="simple" xlink:show="embed" xlink:actuate="onLoad"/></draw:frame>  describes how likely it is to find two particles at a given separation <!--l. 123
--><draw:frame draw:style-name="mml-inline" draw:name="mobj-5" text:anchor-type="as-char" draw:z-index="0"><draw:object xlink:href="./Act01.work-m5" xlink:type="simple" xlink:show="embed" xlink:actuate="onLoad"/></draw:frame> . Specifically, <!--l. 124
--><draw:frame draw:style-name="mml-inline" draw:name="mobj-6" text:anchor-type="as-char" draw:z-index="0"><draw:object xlink:href="./Act01.work-m6" xlink:type="simple" xlink:show="embed" xlink:actuate="onLoad"/></draw:frame>  describes the probability <!--l. 124
--><draw:frame draw:style-name="mml-inline" draw:name="mobj-7" text:anchor-type="as-char" draw:z-index="0"><draw:object xlink:href="./Act01.work-m7" xlink:type="simple" xlink:show="embed" xlink:actuate="onLoad"/></draw:frame>  that two atoms are separated by a distance <!--l. 124
--><draw:frame draw:style-name="mml-inline" draw:name="mobj-8" text:anchor-type="as-char" draw:z-index="0"><draw:object xlink:href="./Act01.work-m8" xlink:type="simple" xlink:show="embed" xlink:actuate="onLoad"/></draw:frame> , relative to the probability <!--l. 124
--><draw:frame draw:style-name="mml-inline" draw:name="mobj-9" text:anchor-type="as-char" draw:z-index="0"><draw:object xlink:href="./Act01.work-m9" xlink:type="simple" xlink:show="embed" xlink:actuate="onLoad"/></draw:frame>  that two particles of an ideal gas are separated by a distance <!--l. 124
--><draw:frame draw:style-name="mml-inline" draw:name="mobj-10" text:anchor-type="as-char" draw:z-index="0"><draw:object xlink:href="./Act01.work-m10" xlink:type="simple" xlink:show="embed" xlink:actuate="onLoad"/></draw:frame> : </text:p>
      <!--tex4ht:inline
-->
      <text:p text:style-name="display-math"><!--l. 125
--><draw:frame draw:style-name="mml-display" draw:name="mobj-11" text:anchor-type="paragraph" draw:z-index="0"><draw:object xlink:href="./Act01.work-m11" xlink:type="simple" xlink:show="embed" xlink:actuate="onLoad"/></draw:frame> </text:p>
      <!--l. 127
-->
      <text:p text:style-name="Like-Text-body">
</text:p>
      <!--l. 129
-->
      <text:p text:style-name="First-line-indent">   The radial distribution function can be calculated using the <text:span text:style-name="cmtt-10">gmxrdf </text:span>command. For example:
   </text:p>
      <text:p text:style-name="fancyvrb5"><text:reference-mark text:name="x1-6002r1"> </text:reference-mark><text:span text:style-name="cmtt-9">gmx</text:span><text:span text:style-name="cmtt-9"><text:s/>rdf</text:span><text:span text:style-name="cmtt-9"><text:s/>-s</text:span><text:span text:style-name="cmtt-9"><text:s/>real_100.tpr</text:span><text:span text:style-name="cmtt-9"><text:s/>-f</text:span><text:span text:style-name="cmtt-9"><text:s/>real_100.trr</text:span><text:span text:style-name="cmtt-9"><text:s/>-ref</text:span><text:span text:style-name="cmtt-9"><text:s/>2</text:span><text:span text:style-name="cmtt-9"><text:s/>-sel</text:span><text:span text:style-name="cmtt-9"><text:s/>2</text:span><text:span text:style-name="cmtt-9"><text:s/>-o</text:span><text:span text:style-name="cmtt-9"><text:s/>rdf_real_100.xvg</text:span></text:p>
      <!--l. 136
-->
      <text:p text:style-name="Text-body">This is not a trivial calculation, so it takes a minute or tw This program produces a file named according to
the <text:span text:style-name="texttt"><text:span text:style-name="cmtt-10">-o</text:span></text:span> option; in the above example, the output file is named <text:span text:style-name="cmtt-10">rdf_real_100.xvg</text:span>. This file can be
plotted with your favorite plotting tool, such as Excel. If importing the file to Excel, set the import
options to a delimited, space-separated file, treating consecutive delimiters as one. Perform the following
analysis:
     </text:p>
      <text:list text:style-name="Enumerate">
        <text:list-item>
          <text:p text:style-name="Inside-enumerate">Plot <!--l. 142
--><draw:frame draw:style-name="mml-inline" draw:name="mobj-12" text:anchor-type="as-char" draw:z-index="0"><draw:object xlink:href="./Act01.work-m12" xlink:type="simple" xlink:show="embed" xlink:actuate="onLoad"/></draw:frame> 
     for all three real gas simulations and one ideal gas simulation. Sketch them in your notebook in addition
     to plotting them in Excel.
     </text:p>
        </text:list-item>
        <text:list-item>
          <text:p text:style-name="Inside-enumerate">Explain the physical significance of the following observations:
         </text:p>
          <text:list text:style-name="Enumerate">
            <text:list-item>
              <text:p text:style-name="Inside-enumerate"><!--l. 146
--><draw:frame draw:style-name="mml-inline" draw:name="mobj-13" text:anchor-type="as-char" draw:z-index="0"><draw:object xlink:href="./Act01.work-m13" xlink:type="simple" xlink:show="embed" xlink:actuate="onLoad"/></draw:frame> 
         for the ideal gas simulation (forgiving how noisy <!--l. 146
--><draw:frame draw:style-name="mml-inline" draw:name="mobj-14" text:anchor-type="as-char" draw:z-index="0"><draw:object xlink:href="./Act01.work-m14" xlink:type="simple" xlink:show="embed" xlink:actuate="onLoad"/></draw:frame> 
         is at separations less than 10<text:s/>Å).
         </text:p>
            </text:list-item>
            <text:list-item>
              <text:p text:style-name="Inside-enumerate"><!--l. 147
--><draw:frame draw:style-name="mml-inline" draw:name="mobj-15" text:anchor-type="as-char" draw:z-index="0"><draw:object xlink:href="./Act01.work-m15" xlink:type="simple" xlink:show="embed" xlink:actuate="onLoad"/></draw:frame> 
         for all simulations.
         </text:p>
            </text:list-item>
            <text:list-item>
              <text:p text:style-name="Inside-enumerate">There is a maximum in <!--l. 148
--><draw:frame draw:style-name="mml-inline" draw:name="mobj-16" text:anchor-type="as-char" draw:z-index="0"><draw:object xlink:href="./Act01.work-m16" xlink:type="simple" xlink:show="embed" xlink:actuate="onLoad"/></draw:frame> 
         around 3.8<text:s/>Å.
         </text:p>
            </text:list-item>
            <text:list-item>
              <text:p text:style-name="Inside-enumerate">Is there any variation in height at the maximum with respect to temperature? If so, what does
         this mean?</text:p>
            </text:list-item>
          </text:list>
        </text:list-item>
        <text:list-item>
          <text:p text:style-name="Inside-enumerate">We will (eventually) determine that probability <!--l. 153
--><draw:frame draw:style-name="mml-inline" draw:name="mobj-17" text:anchor-type="as-char" draw:z-index="0"><draw:object xlink:href="./Act01.work-m17" xlink:type="simple" xlink:show="embed" xlink:actuate="onLoad"/></draw:frame>  is related to
     free energy <!--l. 153
--><draw:frame draw:style-name="mml-inline" draw:name="mobj-18" text:anchor-type="as-char" draw:z-index="0"><draw:object xlink:href="./Act01.work-m18" xlink:type="simple" xlink:show="embed" xlink:actuate="onLoad"/></draw:frame> 
                                                                                         
                                                                                         
     by </text:p>
          <!--tex4ht:inline
-->
          <text:p text:style-name="display-math"><!--l. 154
--><draw:frame draw:style-name="mml-display" draw:name="mobj-19" text:anchor-type="paragraph" draw:z-index="0"><draw:object xlink:href="./Act01.work-m19" xlink:type="simple" xlink:show="embed" xlink:actuate="onLoad"/></draw:frame> </text:p>
          <text:p text:style-name="Inside-enumerate"> where <!--l. 157
--><draw:frame draw:style-name="mml-inline" draw:name="mobj-20" text:anchor-type="as-char" draw:z-index="0"><draw:object xlink:href="./Act01.work-m20" xlink:type="simple" xlink:show="embed" xlink:actuate="onLoad"/></draw:frame>  is a defined reference state
     probability and <!--l. 157
--><draw:frame draw:style-name="mml-inline" draw:name="mobj-21" text:anchor-type="as-char" draw:z-index="0"><draw:object xlink:href="./Act01.work-m21" xlink:type="simple" xlink:show="embed" xlink:actuate="onLoad"/></draw:frame>  is Boltzmann’s
     constant. Here, <!--l. 158
--><draw:frame draw:style-name="mml-inline" draw:name="mobj-22" text:anchor-type="as-char" draw:z-index="0"><draw:object xlink:href="./Act01.work-m22" xlink:type="simple" xlink:show="embed" xlink:actuate="onLoad"/></draw:frame>  means
     probability, <text:span text:style-name="Emphasis"><text:span text:style-name="cmti-10">not</text:span></text:span> pressure. Use <!--l. 159
--><draw:frame draw:style-name="mml-inline" draw:name="mobj-23" text:anchor-type="as-char" draw:z-index="0"><draw:object xlink:href="./Act01.work-m23" xlink:type="simple" xlink:show="embed" xlink:actuate="onLoad"/></draw:frame> 
     to estimate the free energy of argon dimerization at the three different temperatures
     considered. This will require you to choose an unambiguous reference state <!--l. 160
--><draw:frame draw:style-name="mml-inline" draw:name="mobj-24" text:anchor-type="as-char" draw:z-index="0"><draw:object xlink:href="./Act01.work-m24" xlink:type="simple" xlink:show="embed" xlink:actuate="onLoad"/></draw:frame>  and explain your choice.
     Is there a trend in <!--l. 161
--><draw:frame draw:style-name="mml-inline" draw:name="mobj-25" text:anchor-type="as-char" draw:z-index="0"><draw:object xlink:href="./Act01.work-m25" xlink:type="simple" xlink:show="embed" xlink:actuate="onLoad"/></draw:frame> 
     as temperature changes? Does this trend make sense in terms of the dynamics of the argon particles?
     </text:p>
        </text:list-item>
        <text:list-item>
          <text:p text:style-name="Inside-enumerate">It is possible to extract the pair potential <!--l. 165
--><draw:frame draw:style-name="mml-inline" draw:name="mobj-26" text:anchor-type="as-char" draw:z-index="0"><draw:object xlink:href="./Act01.work-m26" xlink:type="simple" xlink:show="embed" xlink:actuate="onLoad"/></draw:frame> 
     that describes interatomic interactions from the pair correlation function <!--l. 165
--><draw:frame draw:style-name="mml-inline" draw:name="mobj-27" text:anchor-type="as-char" draw:z-index="0"><draw:object xlink:href="./Act01.work-m27" xlink:type="simple" xlink:show="embed" xlink:actuate="onLoad"/></draw:frame> .
     The pair potential gives the potential energy of a pair of argon atoms at a separation of <!--l. 166
--><draw:frame draw:style-name="mml-inline" draw:name="mobj-28" text:anchor-type="as-char" draw:z-index="0"><draw:object xlink:href="./Act01.work-m28" xlink:type="simple" xlink:show="embed" xlink:actuate="onLoad"/></draw:frame> . The relationship
     between <!--l. 167
--><draw:frame draw:style-name="mml-inline" draw:name="mobj-29" text:anchor-type="as-char" draw:z-index="0"><draw:object xlink:href="./Act01.work-m29" xlink:type="simple" xlink:show="embed" xlink:actuate="onLoad"/></draw:frame>  and <!--l. 167
--><draw:frame draw:style-name="mml-inline" draw:name="mobj-30" text:anchor-type="as-char" draw:z-index="0"><draw:object xlink:href="./Act01.work-m30" xlink:type="simple" xlink:show="embed" xlink:actuate="onLoad"/></draw:frame>
      is (again, not
     proven here) </text:p>
          <!--tex4ht:inline
-->
          <text:p text:style-name="display-math"><!--l. 168
--><draw:frame draw:style-name="mml-display" draw:name="mobj-31" text:anchor-type="paragraph" draw:z-index="0"><draw:object xlink:href="./Act01.work-m31" xlink:type="simple" xlink:show="embed" xlink:actuate="onLoad"/></draw:frame> </text:p>
          <text:p text:style-name="Inside-enumerate"> Using your <!--l. 171
--><draw:frame draw:style-name="mml-inline" draw:name="mobj-32" text:anchor-type="as-char" draw:z-index="0"><draw:object xlink:href="./Act01.work-m32" xlink:type="simple" xlink:show="embed" xlink:actuate="onLoad"/></draw:frame> 
     data, extract <!--l. 171
--><draw:frame draw:style-name="mml-inline" draw:name="mobj-33" text:anchor-type="as-char" draw:z-index="0"><draw:object xlink:href="./Act01.work-m33" xlink:type="simple" xlink:show="embed" xlink:actuate="onLoad"/></draw:frame> 
     for each of the real gas simulations. Sketch your results in your notebook.
     </text:p>
        </text:list-item>
        <text:list-item>
          <text:p text:style-name="Inside-enumerate">Quantum mechanics predicts that the long-distance tail of <!--l. 174
--><draw:frame draw:style-name="mml-inline" draw:name="mobj-34" text:anchor-type="as-char" draw:z-index="0"><draw:object xlink:href="./Act01.work-m34" xlink:type="simple" xlink:show="embed" xlink:actuate="onLoad"/></draw:frame>  is proportional to <!--l. 174
--><draw:frame draw:style-name="mml-inline" draw:name="mobj-35" text:anchor-type="as-char" draw:z-index="0"><draw:object xlink:href="./Act01.work-m35" xlink:type="simple" xlink:show="embed" xlink:actuate="onLoad"/></draw:frame> . Fit the long-distance
     tail of <!--l. 175
--><draw:frame draw:style-name="mml-inline" draw:name="mobj-36" text:anchor-type="as-char" draw:z-index="0"><draw:object xlink:href="./Act01.work-m36" xlink:type="simple" xlink:show="embed" xlink:actuate="onLoad"/></draw:frame>  for your 300<text:s/>K
     simulation to a function <!--l. 175
--><draw:frame draw:style-name="mml-inline" draw:name="mobj-37" text:anchor-type="as-char" draw:z-index="0"><draw:object xlink:href="./Act01.work-m37" xlink:type="simple" xlink:show="embed" xlink:actuate="onLoad"/></draw:frame> ,
     which should be possible by a suitable manipulation of your <!--l. 175
--><draw:frame draw:style-name="mml-inline" draw:name="mobj-38" text:anchor-type="as-char" draw:z-index="0"><draw:object xlink:href="./Act01.work-m38" xlink:type="simple" xlink:show="embed" xlink:actuate="onLoad"/></draw:frame>  data followed by a linear
     regression. Your value of <!--l. 176
--><draw:frame draw:style-name="mml-inline" draw:name="mobj-39" text:anchor-type="as-char" draw:z-index="0"><draw:object xlink:href="./Act01.work-m39" xlink:type="simple" xlink:show="embed" xlink:actuate="onLoad"/></draw:frame> 
     should be quoted with an error estimate.
     </text:p>
        </text:list-item>
        <text:list-item>
          <text:p text:style-name="Inside-enumerate">The pair potential <!--l. 178
--><draw:frame draw:style-name="mml-inline" draw:name="mobj-40" text:anchor-type="as-char" draw:z-index="0"><draw:object xlink:href="./Act01.work-m40" xlink:type="simple" xlink:show="embed" xlink:actuate="onLoad"/></draw:frame>  can
     be related to the <!--l. 178
--><draw:frame draw:style-name="mml-inline" draw:name="mobj-41" text:anchor-type="as-char" draw:z-index="0"><draw:object xlink:href="./Act01.work-m41" xlink:type="simple" xlink:show="embed" xlink:actuate="onLoad"/></draw:frame>  and <!--l. 178
--><draw:frame draw:style-name="mml-inline" draw:name="mobj-42" text:anchor-type="as-char" draw:z-index="0"><draw:object xlink:href="./Act01.work-m42" xlink:type="simple" xlink:show="embed" xlink:actuate="onLoad"/></draw:frame>  parameters of the van der
     Waals equation. Specifically, </text:p>
          <!--tex4ht:inline
-->
          <text:p text:style-name="display-math"><!--l. 180
--><draw:frame draw:style-name="mml-display" draw:name="mobj-43" text:anchor-type="paragraph" draw:z-index="0"><draw:object xlink:href="./Act01.work-m43" xlink:type="simple" xlink:show="embed" xlink:actuate="onLoad"/></draw:frame> </text:p>
          <text:p text:style-name="Inside-enumerate"> where <!--l. 183
--><draw:frame draw:style-name="mml-inline" draw:name="mobj-44" text:anchor-type="as-char" draw:z-index="0"><draw:object xlink:href="./Act01.work-m44" xlink:type="simple" xlink:show="embed" xlink:actuate="onLoad"/></draw:frame>  is the constant
     from your <!--l. 183
--><draw:frame draw:style-name="mml-inline" draw:name="mobj-45" text:anchor-type="as-char" draw:z-index="0"><draw:object xlink:href="./Act01.work-m45" xlink:type="simple" xlink:show="embed" xlink:actuate="onLoad"/></draw:frame>  fit above, <!--l. 183
--><draw:frame draw:style-name="mml-inline" draw:name="mobj-46" text:anchor-type="as-char" draw:z-index="0"><draw:object xlink:href="./Act01.work-m46" xlink:type="simple" xlink:show="embed" xlink:actuate="onLoad"/></draw:frame>
      is the internuclear
     separation where <!--l. 183
--><draw:frame draw:style-name="mml-inline" draw:name="mobj-47" text:anchor-type="as-char" draw:z-index="0"><draw:object xlink:href="./Act01.work-m47" xlink:type="simple" xlink:show="embed" xlink:actuate="onLoad"/></draw:frame> ,
     and <!--l. 183
--><draw:frame draw:style-name="mml-inline" draw:name="mobj-48" text:anchor-type="as-char" draw:z-index="0"><draw:object xlink:href="./Act01.work-m48" xlink:type="simple" xlink:show="embed" xlink:actuate="onLoad"/></draw:frame>  is Avogadro’s
     number. Calculate <!--l. 184
--><draw:frame draw:style-name="mml-inline" draw:name="mobj-49" text:anchor-type="as-char" draw:z-index="0"><draw:object xlink:href="./Act01.work-m49" xlink:type="simple" xlink:show="embed" xlink:actuate="onLoad"/></draw:frame> 
     and <!--l. 184
--><draw:frame draw:style-name="mml-inline" draw:name="mobj-50" text:anchor-type="as-char" draw:z-index="0"><draw:object xlink:href="./Act01.work-m50" xlink:type="simple" xlink:show="embed" xlink:actuate="onLoad"/></draw:frame> 
     using your previous results. Compare the values you obtain to the known values for argon, which
     you must look up. Use this comparison to comment on the accuracy of the simulations you just
     performed.
     </text:p>
        </text:list-item>
      </text:list>
      <text:reference-mark text:name="x1-6013r2"> </text:reference-mark>
      <!--start of section
-->
      <text:h text:style-name="Heading-2" text:outline-level="2"><text:span text:style-name="section">3    </text:span><t4htlink href="#QQ2-1-7" name="x1-70003"/>Report</text:h>
      <!--l. 191
-->
      <text:p text:style-name="Text-body">Write a brief report answering the questions posed above, along with all descriptions requested along the way. You
will need to include the graphs you generated. Prepare your report in <text:span text:style-name="textsc"><text:span text:style-name="cmcsc-10"><text:span text:style-name="small-caps">p</text:span><text:span text:style-name="small-caps">d</text:span><text:span text:style-name="small-caps">f</text:span></text:span></text:span> (or, if necessary, <text:span text:style-name="textsc"><text:span text:style-name="cmcsc-10"><text:span text:style-name="small-caps">d</text:span><text:span text:style-name="small-caps">o</text:span><text:span text:style-name="small-caps">c</text:span><text:span text:style-name="small-caps">x</text:span></text:span></text:span>) format
and e-mail it to me, along with your spreadsheet files or computer code and scans of your notebook
pages.
   </text:p>
      <!--end of section
-->
      <!--end of subsection
-->
      <!--end of subsection
-->
      <!--end of subsection
-->
      <!--end of subsection
-->
      <!--end of section
-->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Act01.work.tex, options: xhtml,ooffice,html,refcaption 
(http://www.cse.ohio-state.edu/~gurari/TeX4ht/)  
</meta:initial-creator>
    <meta:generator>TeX4ht from Act01.work.tex, options: xhtml,ooffice,html,refcaption 
(http://www.cse.ohio-state.edu/~gurari/TeX4ht/)  
</meta:generator>
  </office:meta>
</office:document-meta>
</file>

<file path=Act01.work-m10/content.xml><?xml version="1.0" encoding="utf-8"?>
<!DOCTYPE math  PUBLIC '-//W3C//DTD MathML 2.0//EN'  'math.dtd'>
<?xtpipes file="oo-math.4xt" ?>
<!-- Act01.work-m10 by TeX4ht from Act01.work.tex line 124 2016-11-23-15:49 
(http://www.cse.ohio-state.edu/~gurari/TeX4ht/) -->
<math:math xmlns:math="http://www.w3.org/1998/Math/MathML" xmlns:xlink="http://www.w3.org/1999/xlink">
  <math:mi>r</math:mi>
</math:math>
</file>

<file path=Act01.work-m11/content.xml><?xml version="1.0" encoding="utf-8"?>
<!DOCTYPE math  PUBLIC '-//W3C//DTD MathML 2.0//EN'  'math.dtd'>
<?xtpipes file="oo-math.4xt" ?>
<!-- Act01.work-m11 by TeX4ht from Act01.work.tex line 125 2016-11-23-15:49 
(http://www.cse.ohio-state.edu/~gurari/TeX4ht/) -->
<math:math xmlns:math="http://www.w3.org/1998/Math/MathML" xmlns:xlink="http://www.w3.org/1999/xlink">
  <math:mi>g</math:mi>
  <math:mrow>
    <math:mo>(</math:mo>
    <math:mrow>
      <math:mi>r</math:mi>
    </math:mrow>
    <math:mo>)</math:mo>
  </math:mrow>
  <math:mo>=</math:mo>
  <math:mfrac>
    <math:mrow>
      <math:mi>P</math:mi>
      <math:mrow>
        <math:mo>(</math:mo>
        <math:mrow>
          <math:mi>r</math:mi>
        </math:mrow>
        <math:mo>)</math:mo>
      </math:mrow>
    </math:mrow>
    <math:mrow>
      <math:msub>
        <math:mrow>
          <math:mi>P</math:mi>
        </math:mrow>
        <math:mrow>
          <math:mstyle>
            <math:mtext mathvariant="normal">ideal</math:mtext>
          </math:mstyle>
        </math:mrow>
      </math:msub>
      <math:mrow>
        <math:mo>(</math:mo>
        <math:mrow>
          <math:mi>r</math:mi>
        </math:mrow>
        <math:mo>)</math:mo>
      </math:mrow>
    </math:mrow>
  </math:mfrac>
</math:math>
</file>

<file path=Act01.work-m12/content.xml><?xml version="1.0" encoding="utf-8"?>
<!DOCTYPE math  PUBLIC '-//W3C//DTD MathML 2.0//EN'  'math.dtd'>
<?xtpipes file="oo-math.4xt" ?>
<!-- Act01.work-m12 by TeX4ht from Act01.work.tex line 142 2016-11-23-15:49 
(http://www.cse.ohio-state.edu/~gurari/TeX4ht/) -->
<math:math xmlns:math="http://www.w3.org/1998/Math/MathML" xmlns:xlink="http://www.w3.org/1999/xlink">
  <math:mi>g</math:mi>
  <math:mrow>
    <math:mo>(</math:mo>
    <math:mrow>
      <math:mi>r</math:mi>
    </math:mrow>
    <math:mo>)</math:mo>
  </math:mrow>
</math:math>
</file>

<file path=Act01.work-m13/content.xml><?xml version="1.0" encoding="utf-8"?>
<!DOCTYPE math  PUBLIC '-//W3C//DTD MathML 2.0//EN'  'math.dtd'>
<?xtpipes file="oo-math.4xt" ?>
<!-- Act01.work-m13 by TeX4ht from Act01.work.tex line 146 2016-11-23-15:49 
(http://www.cse.ohio-state.edu/~gurari/TeX4ht/) -->
<math:math xmlns:math="http://www.w3.org/1998/Math/MathML" xmlns:xlink="http://www.w3.org/1999/xlink">
  <math:mi>g</math:mi>
  <math:mrow>
    <math:mo>(</math:mo>
    <math:mrow>
      <math:mi>r</math:mi>
    </math:mrow>
    <math:mo>)</math:mo>
  </math:mrow>
  <math:mo>≈</math:mo>
  <math:mn>1</math:mn>
</math:math>
</file>

<file path=Act01.work-m14/content.xml><?xml version="1.0" encoding="utf-8"?>
<!DOCTYPE math  PUBLIC '-//W3C//DTD MathML 2.0//EN'  'math.dtd'>
<?xtpipes file="oo-math.4xt" ?>
<!-- Act01.work-m14 by TeX4ht from Act01.work.tex line 146 2016-11-23-15:49 
(http://www.cse.ohio-state.edu/~gurari/TeX4ht/) -->
<math:math xmlns:math="http://www.w3.org/1998/Math/MathML" xmlns:xlink="http://www.w3.org/1999/xlink">
  <math:mi>g</math:mi>
  <math:mrow>
    <math:mo>(</math:mo>
    <math:mrow>
      <math:mi>r</math:mi>
    </math:mrow>
    <math:mo>)</math:mo>
  </math:mrow>
</math:math>
</file>

<file path=Act01.work-m15/content.xml><?xml version="1.0" encoding="utf-8"?>
<!DOCTYPE math  PUBLIC '-//W3C//DTD MathML 2.0//EN'  'math.dtd'>
<?xtpipes file="oo-math.4xt" ?>
<!-- Act01.work-m15 by TeX4ht from Act01.work.tex line 147 2016-11-23-15:49 
(http://www.cse.ohio-state.edu/~gurari/TeX4ht/) -->
<math:math xmlns:math="http://www.w3.org/1998/Math/MathML" xmlns:xlink="http://www.w3.org/1999/xlink">
  <math:munder>
    <math:mrow>
      <math:mtext>lim</math:mtext>
    </math:mrow>
    <math:mrow>
      <math:mi>r</math:mi>
      <math:mo>→</math:mo>
      <math:mi>∞</math:mi>
    </math:mrow>
  </math:munder>
  <math:mo>=</math:mo>
  <math:mn>1</math:mn>
</math:math>
</file>

<file path=Act01.work-m16/content.xml><?xml version="1.0" encoding="utf-8"?>
<!DOCTYPE math  PUBLIC '-//W3C//DTD MathML 2.0//EN'  'math.dtd'>
<?xtpipes file="oo-math.4xt" ?>
<!-- Act01.work-m16 by TeX4ht from Act01.work.tex line 148 2016-11-23-15:49 
(http://www.cse.ohio-state.edu/~gurari/TeX4ht/) -->
<math:math xmlns:math="http://www.w3.org/1998/Math/MathML" xmlns:xlink="http://www.w3.org/1999/xlink">
  <math:mi>g</math:mi>
  <math:mrow>
    <math:mo>(</math:mo>
    <math:mrow>
      <math:mi>r</math:mi>
    </math:mrow>
    <math:mo>)</math:mo>
  </math:mrow>
</math:math>
</file>

<file path=Act01.work-m17/content.xml><?xml version="1.0" encoding="utf-8"?>
<!DOCTYPE math  PUBLIC '-//W3C//DTD MathML 2.0//EN'  'math.dtd'>
<?xtpipes file="oo-math.4xt" ?>
<!-- Act01.work-m17 by TeX4ht from Act01.work.tex line 153 2016-11-23-15:49 
(http://www.cse.ohio-state.edu/~gurari/TeX4ht/) -->
<math:math xmlns:math="http://www.w3.org/1998/Math/MathML" xmlns:xlink="http://www.w3.org/1999/xlink">
  <math:mi>P</math:mi>
</math:math>
</file>

<file path=Act01.work-m18/content.xml><?xml version="1.0" encoding="utf-8"?>
<!DOCTYPE math  PUBLIC '-//W3C//DTD MathML 2.0//EN'  'math.dtd'>
<?xtpipes file="oo-math.4xt" ?>
<!-- Act01.work-m18 by TeX4ht from Act01.work.tex line 153 2016-11-23-15:49 
(http://www.cse.ohio-state.edu/~gurari/TeX4ht/) -->
<math:math xmlns:math="http://www.w3.org/1998/Math/MathML" xmlns:xlink="http://www.w3.org/1999/xlink">
  <math:mi>Δ</math:mi>
  <math:mi>A</math:mi>
</math:math>
</file>

<file path=Act01.work-m19/content.xml><?xml version="1.0" encoding="utf-8"?>
<!DOCTYPE math  PUBLIC '-//W3C//DTD MathML 2.0//EN'  'math.dtd'>
<?xtpipes file="oo-math.4xt" ?>
<!-- Act01.work-m19 by TeX4ht from Act01.work.tex line 154 2016-11-23-15:49 
(http://www.cse.ohio-state.edu/~gurari/TeX4ht/) -->
<math:math xmlns:math="http://www.w3.org/1998/Math/MathML" xmlns:xlink="http://www.w3.org/1999/xlink">
  <math:mi>Δ</math:mi>
  <math:mi>A</math:mi>
  <math:mo>=</math:mo>
  <math:mo>−</math:mo>
  <math:mi>k</math:mi>
  <math:mi mathvariant="normal">B</math:mi>
  <math:mi>T</math:mi>
  <math:mtext>ln</math:mtext>
  <!--nolimits
-->
  <math:mfrac>
    <math:mrow>
      <math:mi>P</math:mi>
    </math:mrow>
    <math:mrow>
      <math:msub>
        <math:mrow>
          <math:mi>P</math:mi>
        </math:mrow>
        <math:mrow>
          <math:mn>0</math:mn>
        </math:mrow>
      </math:msub>
    </math:mrow>
  </math:mfrac>
</math:math>
</file>

<file path=Act01.work-m2/content.xml><?xml version="1.0" encoding="utf-8"?>
<!DOCTYPE math  PUBLIC '-//W3C//DTD MathML 2.0//EN'  'math.dtd'>
<?xtpipes file="oo-math.4xt" ?>
<!-- Act01.work-m2 by TeX4ht from Act01.work.tex line 86 2016-11-23-15:49 
(http://www.cse.ohio-state.edu/~gurari/TeX4ht/) -->
<math:math xmlns:math="http://www.w3.org/1998/Math/MathML" xmlns:xlink="http://www.w3.org/1999/xlink">
  <math:mn>7</math:mn>
  <math:mn>6</math:mn>
  <math:mo>.</math:mo>
  <math:mn>1</math:mn>
  <math:mn>7</math:mn>
  <math:mn>2</math:mn>
  <math:mtext> </math:mtext>
  <math:mi mathvariant="normal">Å</math:mi>
</math:math>
</file>

<file path=Act01.work-m20/content.xml><?xml version="1.0" encoding="utf-8"?>
<!DOCTYPE math  PUBLIC '-//W3C//DTD MathML 2.0//EN'  'math.dtd'>
<?xtpipes file="oo-math.4xt" ?>
<!-- Act01.work-m20 by TeX4ht from Act01.work.tex line 157 2016-11-23-15:49 
(http://www.cse.ohio-state.edu/~gurari/TeX4ht/) -->
<math:math xmlns:math="http://www.w3.org/1998/Math/MathML" xmlns:xlink="http://www.w3.org/1999/xlink">
  <math:msub>
    <math:mrow>
      <math:mi>P</math:mi>
    </math:mrow>
    <math:mrow>
      <math:mn>0</math:mn>
    </math:mrow>
  </math:msub>
</math:math>
</file>

<file path=Act01.work-m21/content.xml><?xml version="1.0" encoding="utf-8"?>
<!DOCTYPE math  PUBLIC '-//W3C//DTD MathML 2.0//EN'  'math.dtd'>
<?xtpipes file="oo-math.4xt" ?>
<!-- Act01.work-m21 by TeX4ht from Act01.work.tex line 157 2016-11-23-15:49 
(http://www.cse.ohio-state.edu/~gurari/TeX4ht/) -->
<math:math xmlns:math="http://www.w3.org/1998/Math/MathML" xmlns:xlink="http://www.w3.org/1999/xlink">
  <math:mi>k</math:mi>
  <math:mi mathvariant="normal">B</math:mi>
</math:math>
</file>

<file path=Act01.work-m22/content.xml><?xml version="1.0" encoding="utf-8"?>
<!DOCTYPE math  PUBLIC '-//W3C//DTD MathML 2.0//EN'  'math.dtd'>
<?xtpipes file="oo-math.4xt" ?>
<!-- Act01.work-m22 by TeX4ht from Act01.work.tex line 158 2016-11-23-15:49 
(http://www.cse.ohio-state.edu/~gurari/TeX4ht/) -->
<math:math xmlns:math="http://www.w3.org/1998/Math/MathML" xmlns:xlink="http://www.w3.org/1999/xlink">
  <math:mi>P</math:mi>
</math:math>
</file>

<file path=Act01.work-m23/content.xml><?xml version="1.0" encoding="utf-8"?>
<!DOCTYPE math  PUBLIC '-//W3C//DTD MathML 2.0//EN'  'math.dtd'>
<?xtpipes file="oo-math.4xt" ?>
<!-- Act01.work-m23 by TeX4ht from Act01.work.tex line 159 2016-11-23-15:49 
(http://www.cse.ohio-state.edu/~gurari/TeX4ht/) -->
<math:math xmlns:math="http://www.w3.org/1998/Math/MathML" xmlns:xlink="http://www.w3.org/1999/xlink">
  <math:mi>g</math:mi>
  <math:mrow>
    <math:mo>(</math:mo>
    <math:mrow>
      <math:mi>r</math:mi>
    </math:mrow>
    <math:mo>)</math:mo>
  </math:mrow>
</math:math>
</file>

<file path=Act01.work-m24/content.xml><?xml version="1.0" encoding="utf-8"?>
<!DOCTYPE math  PUBLIC '-//W3C//DTD MathML 2.0//EN'  'math.dtd'>
<?xtpipes file="oo-math.4xt" ?>
<!-- Act01.work-m24 by TeX4ht from Act01.work.tex line 160 2016-11-23-15:49 
(http://www.cse.ohio-state.edu/~gurari/TeX4ht/) -->
<math:math xmlns:math="http://www.w3.org/1998/Math/MathML" xmlns:xlink="http://www.w3.org/1999/xlink">
  <math:msub>
    <math:mrow>
      <math:mi>P</math:mi>
    </math:mrow>
    <math:mrow>
      <math:mn>0</math:mn>
    </math:mrow>
  </math:msub>
</math:math>
</file>

<file path=Act01.work-m25/content.xml><?xml version="1.0" encoding="utf-8"?>
<!DOCTYPE math  PUBLIC '-//W3C//DTD MathML 2.0//EN'  'math.dtd'>
<?xtpipes file="oo-math.4xt" ?>
<!-- Act01.work-m25 by TeX4ht from Act01.work.tex line 161 2016-11-23-15:49 
(http://www.cse.ohio-state.edu/~gurari/TeX4ht/) -->
<math:math xmlns:math="http://www.w3.org/1998/Math/MathML" xmlns:xlink="http://www.w3.org/1999/xlink">
  <math:mi>Δ</math:mi>
  <math:mi>A</math:mi>
</math:math>
</file>

<file path=Act01.work-m26/content.xml><?xml version="1.0" encoding="utf-8"?>
<!DOCTYPE math  PUBLIC '-//W3C//DTD MathML 2.0//EN'  'math.dtd'>
<?xtpipes file="oo-math.4xt" ?>
<!-- Act01.work-m26 by TeX4ht from Act01.work.tex line 165 2016-11-23-15:49 
(http://www.cse.ohio-state.edu/~gurari/TeX4ht/) -->
<math:math xmlns:math="http://www.w3.org/1998/Math/MathML" xmlns:xlink="http://www.w3.org/1999/xlink">
  <math:mi>V</math:mi>
  <math:mrow>
    <math:mo>(</math:mo>
    <math:mrow>
      <math:mi>r</math:mi>
    </math:mrow>
    <math:mo>)</math:mo>
  </math:mrow>
</math:math>
</file>

<file path=Act01.work-m27/content.xml><?xml version="1.0" encoding="utf-8"?>
<!DOCTYPE math  PUBLIC '-//W3C//DTD MathML 2.0//EN'  'math.dtd'>
<?xtpipes file="oo-math.4xt" ?>
<!-- Act01.work-m27 by TeX4ht from Act01.work.tex line 165 2016-11-23-15:49 
(http://www.cse.ohio-state.edu/~gurari/TeX4ht/) -->
<math:math xmlns:math="http://www.w3.org/1998/Math/MathML" xmlns:xlink="http://www.w3.org/1999/xlink">
  <math:mi>g</math:mi>
  <math:mrow>
    <math:mo>(</math:mo>
    <math:mrow>
      <math:mi>r</math:mi>
    </math:mrow>
    <math:mo>)</math:mo>
  </math:mrow>
</math:math>
</file>

<file path=Act01.work-m28/content.xml><?xml version="1.0" encoding="utf-8"?>
<!DOCTYPE math  PUBLIC '-//W3C//DTD MathML 2.0//EN'  'math.dtd'>
<?xtpipes file="oo-math.4xt" ?>
<!-- Act01.work-m28 by TeX4ht from Act01.work.tex line 166 2016-11-23-15:49 
(http://www.cse.ohio-state.edu/~gurari/TeX4ht/) -->
<math:math xmlns:math="http://www.w3.org/1998/Math/MathML" xmlns:xlink="http://www.w3.org/1999/xlink">
  <math:mi>r</math:mi>
</math:math>
</file>

<file path=Act01.work-m29/content.xml><?xml version="1.0" encoding="utf-8"?>
<!DOCTYPE math  PUBLIC '-//W3C//DTD MathML 2.0//EN'  'math.dtd'>
<?xtpipes file="oo-math.4xt" ?>
<!-- Act01.work-m29 by TeX4ht from Act01.work.tex line 167 2016-11-23-15:49 
(http://www.cse.ohio-state.edu/~gurari/TeX4ht/) -->
<math:math xmlns:math="http://www.w3.org/1998/Math/MathML" xmlns:xlink="http://www.w3.org/1999/xlink">
  <math:mi>g</math:mi>
  <math:mrow>
    <math:mo>(</math:mo>
    <math:mrow>
      <math:mi>r</math:mi>
    </math:mrow>
    <math:mo>)</math:mo>
  </math:mrow>
</math:math>
</file>

<file path=Act01.work-m3/content.xml><?xml version="1.0" encoding="utf-8"?>
<!DOCTYPE math  PUBLIC '-//W3C//DTD MathML 2.0//EN'  'math.dtd'>
<?xtpipes file="oo-math.4xt" ?>
<!-- Act01.work-m3 by TeX4ht from Act01.work.tex line 87 2016-11-23-15:49 
(http://www.cse.ohio-state.edu/~gurari/TeX4ht/) -->
<math:math xmlns:math="http://www.w3.org/1998/Math/MathML" xmlns:xlink="http://www.w3.org/1999/xlink">
  <math:mfenced math:separators="" math:open="&lt;" math:close="&gt;">
    <math:mrow>
      <math:msub>
        <math:mrow>
          <math:mi>E</math:mi>
        </math:mrow>
        <math:mrow>
          <math:mi>K</math:mi>
        </math:mrow>
      </math:msub>
    </math:mrow>
  </math:mfenced>
  <math:mo>=</math:mo>
  <math:mrow>
    <math:mo>(</math:mo>
    <math:mrow>
      <math:mn>3</math:mn>
      <math:mo>∕</math:mo>
      <math:mn>2</math:mn>
    </math:mrow>
    <math:mo>)</math:mo>
  </math:mrow>
  <math:mi>R</math:mi>
  <math:mi>T</math:mi>
</math:math>
</file>

<file path=Act01.work-m30/content.xml><?xml version="1.0" encoding="utf-8"?>
<!DOCTYPE math  PUBLIC '-//W3C//DTD MathML 2.0//EN'  'math.dtd'>
<?xtpipes file="oo-math.4xt" ?>
<!-- Act01.work-m30 by TeX4ht from Act01.work.tex line 167 2016-11-23-15:49 
(http://www.cse.ohio-state.edu/~gurari/TeX4ht/) -->
<math:math xmlns:math="http://www.w3.org/1998/Math/MathML" xmlns:xlink="http://www.w3.org/1999/xlink">
  <math:mi>V</math:mi>
  <math:mrow>
    <math:mo>(</math:mo>
    <math:mrow>
      <math:mi>r</math:mi>
    </math:mrow>
    <math:mo>)</math:mo>
  </math:mrow>
</math:math>
</file>

<file path=Act01.work-m31/content.xml><?xml version="1.0" encoding="utf-8"?>
<!DOCTYPE math  PUBLIC '-//W3C//DTD MathML 2.0//EN'  'math.dtd'>
<?xtpipes file="oo-math.4xt" ?>
<!-- Act01.work-m31 by TeX4ht from Act01.work.tex line 168 2016-11-23-15:49 
(http://www.cse.ohio-state.edu/~gurari/TeX4ht/) -->
<math:math xmlns:math="http://www.w3.org/1998/Math/MathML" xmlns:xlink="http://www.w3.org/1999/xlink">
  <math:mi>g</math:mi>
  <math:mrow>
    <math:mo>(</math:mo>
    <math:mrow>
      <math:mi>r</math:mi>
    </math:mrow>
    <math:mo>)</math:mo>
  </math:mrow>
  <math:mo>=</math:mo>
  <math:mtext>exp</math:mtext>
  <!--nolimits
-->
  <math:mfenced math:separators="" math:open="(" math:close=")">
    <math:mrow>
      <math:mo>−</math:mo>
      <math:mi>V</math:mi>
      <math:mrow>
        <math:mo>(</math:mo>
        <math:mrow>
          <math:mi>r</math:mi>
        </math:mrow>
        <math:mo>)</math:mo>
      </math:mrow>
      <math:mo>∕</math:mo>
      <math:msub>
        <math:mrow>
          <math:mi>k</math:mi>
        </math:mrow>
        <math:mrow>
          <math:mi>B</math:mi>
        </math:mrow>
      </math:msub>
      <math:mi>T</math:mi>
    </math:mrow>
  </math:mfenced>
</math:math>
</file>

<file path=Act01.work-m32/content.xml><?xml version="1.0" encoding="utf-8"?>
<!DOCTYPE math  PUBLIC '-//W3C//DTD MathML 2.0//EN'  'math.dtd'>
<?xtpipes file="oo-math.4xt" ?>
<!-- Act01.work-m32 by TeX4ht from Act01.work.tex line 171 2016-11-23-15:49 
(http://www.cse.ohio-state.edu/~gurari/TeX4ht/) -->
<math:math xmlns:math="http://www.w3.org/1998/Math/MathML" xmlns:xlink="http://www.w3.org/1999/xlink">
  <math:mi>g</math:mi>
  <math:mrow>
    <math:mo>(</math:mo>
    <math:mrow>
      <math:mi>r</math:mi>
    </math:mrow>
    <math:mo>)</math:mo>
  </math:mrow>
</math:math>
</file>

<file path=Act01.work-m33/content.xml><?xml version="1.0" encoding="utf-8"?>
<!DOCTYPE math  PUBLIC '-//W3C//DTD MathML 2.0//EN'  'math.dtd'>
<?xtpipes file="oo-math.4xt" ?>
<!-- Act01.work-m33 by TeX4ht from Act01.work.tex line 171 2016-11-23-15:49 
(http://www.cse.ohio-state.edu/~gurari/TeX4ht/) -->
<math:math xmlns:math="http://www.w3.org/1998/Math/MathML" xmlns:xlink="http://www.w3.org/1999/xlink">
  <math:mi>V</math:mi>
  <math:mrow>
    <math:mo>(</math:mo>
    <math:mrow>
      <math:mi>r</math:mi>
    </math:mrow>
    <math:mo>)</math:mo>
  </math:mrow>
</math:math>
</file>

<file path=Act01.work-m34/content.xml><?xml version="1.0" encoding="utf-8"?>
<!DOCTYPE math  PUBLIC '-//W3C//DTD MathML 2.0//EN'  'math.dtd'>
<?xtpipes file="oo-math.4xt" ?>
<!-- Act01.work-m34 by TeX4ht from Act01.work.tex line 174 2016-11-23-15:49 
(http://www.cse.ohio-state.edu/~gurari/TeX4ht/) -->
<math:math xmlns:math="http://www.w3.org/1998/Math/MathML" xmlns:xlink="http://www.w3.org/1999/xlink">
  <math:mi>V</math:mi>
  <math:mrow>
    <math:mo>(</math:mo>
    <math:mrow>
      <math:mi>r</math:mi>
    </math:mrow>
    <math:mo>)</math:mo>
  </math:mrow>
</math:math>
</file>

<file path=Act01.work-m35/content.xml><?xml version="1.0" encoding="utf-8"?>
<!DOCTYPE math  PUBLIC '-//W3C//DTD MathML 2.0//EN'  'math.dtd'>
<?xtpipes file="oo-math.4xt" ?>
<!-- Act01.work-m35 by TeX4ht from Act01.work.tex line 174 2016-11-23-15:49 
(http://www.cse.ohio-state.edu/~gurari/TeX4ht/) -->
<math:math xmlns:math="http://www.w3.org/1998/Math/MathML" xmlns:xlink="http://www.w3.org/1999/xlink">
  <math:msup>
    <math:mrow>
      <math:mi>r</math:mi>
    </math:mrow>
    <math:mrow>
      <math:mo>−</math:mo>
      <math:mn>6</math:mn>
    </math:mrow>
  </math:msup>
</math:math>
</file>

<file path=Act01.work-m36/content.xml><?xml version="1.0" encoding="utf-8"?>
<!DOCTYPE math  PUBLIC '-//W3C//DTD MathML 2.0//EN'  'math.dtd'>
<?xtpipes file="oo-math.4xt" ?>
<!-- Act01.work-m36 by TeX4ht from Act01.work.tex line 175 2016-11-23-15:49 
(http://www.cse.ohio-state.edu/~gurari/TeX4ht/) -->
<math:math xmlns:math="http://www.w3.org/1998/Math/MathML" xmlns:xlink="http://www.w3.org/1999/xlink">
  <math:mi>V</math:mi>
  <math:mrow>
    <math:mo>(</math:mo>
    <math:mrow>
      <math:mi>r</math:mi>
    </math:mrow>
    <math:mo>)</math:mo>
  </math:mrow>
</math:math>
</file>

<file path=Act01.work-m37/content.xml><?xml version="1.0" encoding="utf-8"?>
<!DOCTYPE math  PUBLIC '-//W3C//DTD MathML 2.0//EN'  'math.dtd'>
<?xtpipes file="oo-math.4xt" ?>
<!-- Act01.work-m37 by TeX4ht from Act01.work.tex line 175 2016-11-23-15:49 
(http://www.cse.ohio-state.edu/~gurari/TeX4ht/) -->
<math:math xmlns:math="http://www.w3.org/1998/Math/MathML" xmlns:xlink="http://www.w3.org/1999/xlink">
  <math:mi>f</math:mi>
  <math:mrow>
    <math:mo>(</math:mo>
    <math:mrow>
      <math:mi>r</math:mi>
    </math:mrow>
    <math:mo>)</math:mo>
  </math:mrow>
  <math:mo>=</math:mo>
  <math:mi>C</math:mi>
  <math:mo>∕</math:mo>
  <math:msup>
    <math:mrow>
      <math:mi>r</math:mi>
    </math:mrow>
    <math:mrow>
      <math:mn>6</math:mn>
    </math:mrow>
  </math:msup>
</math:math>
</file>

<file path=Act01.work-m38/content.xml><?xml version="1.0" encoding="utf-8"?>
<!DOCTYPE math  PUBLIC '-//W3C//DTD MathML 2.0//EN'  'math.dtd'>
<?xtpipes file="oo-math.4xt" ?>
<!-- Act01.work-m38 by TeX4ht from Act01.work.tex line 175 2016-11-23-15:49 
(http://www.cse.ohio-state.edu/~gurari/TeX4ht/) -->
<math:math xmlns:math="http://www.w3.org/1998/Math/MathML" xmlns:xlink="http://www.w3.org/1999/xlink">
  <math:mi>V</math:mi>
  <math:mrow>
    <math:mo>(</math:mo>
    <math:mrow>
      <math:mi>r</math:mi>
    </math:mrow>
    <math:mo>)</math:mo>
  </math:mrow>
</math:math>
</file>

<file path=Act01.work-m39/content.xml><?xml version="1.0" encoding="utf-8"?>
<!DOCTYPE math  PUBLIC '-//W3C//DTD MathML 2.0//EN'  'math.dtd'>
<?xtpipes file="oo-math.4xt" ?>
<!-- Act01.work-m39 by TeX4ht from Act01.work.tex line 176 2016-11-23-15:49 
(http://www.cse.ohio-state.edu/~gurari/TeX4ht/) -->
<math:math xmlns:math="http://www.w3.org/1998/Math/MathML" xmlns:xlink="http://www.w3.org/1999/xlink">
  <math:mi>C</math:mi>
</math:math>
</file>

<file path=Act01.work-m4/content.xml><?xml version="1.0" encoding="utf-8"?>
<!DOCTYPE math  PUBLIC '-//W3C//DTD MathML 2.0//EN'  'math.dtd'>
<?xtpipes file="oo-math.4xt" ?>
<!-- Act01.work-m4 by TeX4ht from Act01.work.tex line 123 2016-11-23-15:49 
(http://www.cse.ohio-state.edu/~gurari/TeX4ht/) -->
<math:math xmlns:math="http://www.w3.org/1998/Math/MathML" xmlns:xlink="http://www.w3.org/1999/xlink">
  <math:mi>g</math:mi>
  <math:mrow>
    <math:mo>(</math:mo>
    <math:mrow>
      <math:mi>r</math:mi>
    </math:mrow>
    <math:mo>)</math:mo>
  </math:mrow>
</math:math>
</file>

<file path=Act01.work-m40/content.xml><?xml version="1.0" encoding="utf-8"?>
<!DOCTYPE math  PUBLIC '-//W3C//DTD MathML 2.0//EN'  'math.dtd'>
<?xtpipes file="oo-math.4xt" ?>
<!-- Act01.work-m40 by TeX4ht from Act01.work.tex line 178 2016-11-23-15:49 
(http://www.cse.ohio-state.edu/~gurari/TeX4ht/) -->
<math:math xmlns:math="http://www.w3.org/1998/Math/MathML" xmlns:xlink="http://www.w3.org/1999/xlink">
  <math:mi>V</math:mi>
  <math:mrow>
    <math:mo>(</math:mo>
    <math:mrow>
      <math:mi>r</math:mi>
    </math:mrow>
    <math:mo>)</math:mo>
  </math:mrow>
</math:math>
</file>

<file path=Act01.work-m41/content.xml><?xml version="1.0" encoding="utf-8"?>
<!DOCTYPE math  PUBLIC '-//W3C//DTD MathML 2.0//EN'  'math.dtd'>
<?xtpipes file="oo-math.4xt" ?>
<!-- Act01.work-m41 by TeX4ht from Act01.work.tex line 178 2016-11-23-15:49 
(http://www.cse.ohio-state.edu/~gurari/TeX4ht/) -->
<math:math xmlns:math="http://www.w3.org/1998/Math/MathML" xmlns:xlink="http://www.w3.org/1999/xlink">
  <math:mi>a</math:mi>
</math:math>
</file>

<file path=Act01.work-m42/content.xml><?xml version="1.0" encoding="utf-8"?>
<!DOCTYPE math  PUBLIC '-//W3C//DTD MathML 2.0//EN'  'math.dtd'>
<?xtpipes file="oo-math.4xt" ?>
<!-- Act01.work-m42 by TeX4ht from Act01.work.tex line 178 2016-11-23-15:49 
(http://www.cse.ohio-state.edu/~gurari/TeX4ht/) -->
<math:math xmlns:math="http://www.w3.org/1998/Math/MathML" xmlns:xlink="http://www.w3.org/1999/xlink">
  <math:mi>b</math:mi>
</math:math>
</file>

<file path=Act01.work-m43/content.xml><?xml version="1.0" encoding="utf-8"?>
<!DOCTYPE math  PUBLIC '-//W3C//DTD MathML 2.0//EN'  'math.dtd'>
<?xtpipes file="oo-math.4xt" ?>
<!-- Act01.work-m43 by TeX4ht from Act01.work.tex line 180 2016-11-23-15:49 
(http://www.cse.ohio-state.edu/~gurari/TeX4ht/) -->
<math:math xmlns:math="http://www.w3.org/1998/Math/MathML" xmlns:xlink="http://www.w3.org/1999/xlink">
  <math:mi>a</math:mi>
  <math:mo>=</math:mo>
  <math:mfrac>
    <math:mrow>
      <math:mn>2</math:mn>
      <math:mi>π</math:mi>
      <math:msubsup>
        <math:mrow>
          <math:mi>N</math:mi>
        </math:mrow>
        <math:mrow>
          <math:mi>A</math:mi>
        </math:mrow>
        <math:mrow>
          <math:mn>2</math:mn>
        </math:mrow>
      </math:msubsup>
      <math:mi>C</math:mi>
    </math:mrow>
    <math:mrow>
      <math:mn>3</math:mn>
      <math:msup>
        <math:mrow>
          <math:mi>σ</math:mi>
        </math:mrow>
        <math:mrow>
          <math:mn>3</math:mn>
        </math:mrow>
      </math:msup>
    </math:mrow>
  </math:mfrac>
  <math:mtext> </math:mtext>
  <math:mstyle>
    <math:mtext>and</math:mtext>
  </math:mstyle>
  <math:mtext> </math:mtext>
  <math:mi>b</math:mi>
  <math:mo>=</math:mo>
  <math:mfrac>
    <math:mrow>
      <math:mn>2</math:mn>
      <math:mi>π</math:mi>
      <math:msup>
        <math:mrow>
          <math:mi>σ</math:mi>
        </math:mrow>
        <math:mrow>
          <math:mn>3</math:mn>
        </math:mrow>
      </math:msup>
      <math:msub>
        <math:mrow>
          <math:mi>N</math:mi>
        </math:mrow>
        <math:mrow>
          <math:mi>A</math:mi>
        </math:mrow>
      </math:msub>
    </math:mrow>
    <math:mrow>
      <math:mn>3</math:mn>
    </math:mrow>
  </math:mfrac>
</math:math>
</file>

<file path=Act01.work-m44/content.xml><?xml version="1.0" encoding="utf-8"?>
<!DOCTYPE math  PUBLIC '-//W3C//DTD MathML 2.0//EN'  'math.dtd'>
<?xtpipes file="oo-math.4xt" ?>
<!-- Act01.work-m44 by TeX4ht from Act01.work.tex line 183 2016-11-23-15:49 
(http://www.cse.ohio-state.edu/~gurari/TeX4ht/) -->
<math:math xmlns:math="http://www.w3.org/1998/Math/MathML" xmlns:xlink="http://www.w3.org/1999/xlink">
  <math:mi>C</math:mi>
</math:math>
</file>

<file path=Act01.work-m45/content.xml><?xml version="1.0" encoding="utf-8"?>
<!DOCTYPE math  PUBLIC '-//W3C//DTD MathML 2.0//EN'  'math.dtd'>
<?xtpipes file="oo-math.4xt" ?>
<!-- Act01.work-m45 by TeX4ht from Act01.work.tex line 183 2016-11-23-15:49 
(http://www.cse.ohio-state.edu/~gurari/TeX4ht/) -->
<math:math xmlns:math="http://www.w3.org/1998/Math/MathML" xmlns:xlink="http://www.w3.org/1999/xlink">
  <math:mn>1</math:mn>
  <math:mo>∕</math:mo>
  <math:msup>
    <math:mrow>
      <math:mi>r</math:mi>
    </math:mrow>
    <math:mrow>
      <math:mn>6</math:mn>
    </math:mrow>
  </math:msup>
</math:math>
</file>

<file path=Act01.work-m46/content.xml><?xml version="1.0" encoding="utf-8"?>
<!DOCTYPE math  PUBLIC '-//W3C//DTD MathML 2.0//EN'  'math.dtd'>
<?xtpipes file="oo-math.4xt" ?>
<!-- Act01.work-m46 by TeX4ht from Act01.work.tex line 183 2016-11-23-15:49 
(http://www.cse.ohio-state.edu/~gurari/TeX4ht/) -->
<math:math xmlns:math="http://www.w3.org/1998/Math/MathML" xmlns:xlink="http://www.w3.org/1999/xlink">
  <math:mi>σ</math:mi>
</math:math>
</file>

<file path=Act01.work-m47/content.xml><?xml version="1.0" encoding="utf-8"?>
<!DOCTYPE math  PUBLIC '-//W3C//DTD MathML 2.0//EN'  'math.dtd'>
<?xtpipes file="oo-math.4xt" ?>
<!-- Act01.work-m47 by TeX4ht from Act01.work.tex line 183 2016-11-23-15:49 
(http://www.cse.ohio-state.edu/~gurari/TeX4ht/) -->
<math:math xmlns:math="http://www.w3.org/1998/Math/MathML" xmlns:xlink="http://www.w3.org/1999/xlink">
  <math:mi>V</math:mi>
  <math:mrow>
    <math:mo>(</math:mo>
    <math:mrow>
      <math:mi>r</math:mi>
    </math:mrow>
    <math:mo>)</math:mo>
  </math:mrow>
  <math:mo>=</math:mo>
  <math:mn>0</math:mn>
</math:math>
</file>

<file path=Act01.work-m48/content.xml><?xml version="1.0" encoding="utf-8"?>
<!DOCTYPE math  PUBLIC '-//W3C//DTD MathML 2.0//EN'  'math.dtd'>
<?xtpipes file="oo-math.4xt" ?>
<!-- Act01.work-m48 by TeX4ht from Act01.work.tex line 183 2016-11-23-15:49 
(http://www.cse.ohio-state.edu/~gurari/TeX4ht/) -->
<math:math xmlns:math="http://www.w3.org/1998/Math/MathML" xmlns:xlink="http://www.w3.org/1999/xlink">
  <math:msub>
    <math:mrow>
      <math:mi>N</math:mi>
    </math:mrow>
    <math:mrow>
      <math:mi>A</math:mi>
    </math:mrow>
  </math:msub>
</math:math>
</file>

<file path=Act01.work-m49/content.xml><?xml version="1.0" encoding="utf-8"?>
<!DOCTYPE math  PUBLIC '-//W3C//DTD MathML 2.0//EN'  'math.dtd'>
<?xtpipes file="oo-math.4xt" ?>
<!-- Act01.work-m49 by TeX4ht from Act01.work.tex line 184 2016-11-23-15:49 
(http://www.cse.ohio-state.edu/~gurari/TeX4ht/) -->
<math:math xmlns:math="http://www.w3.org/1998/Math/MathML" xmlns:xlink="http://www.w3.org/1999/xlink">
  <math:mi>a</math:mi>
</math:math>
</file>

<file path=Act01.work-m5/content.xml><?xml version="1.0" encoding="utf-8"?>
<!DOCTYPE math  PUBLIC '-//W3C//DTD MathML 2.0//EN'  'math.dtd'>
<?xtpipes file="oo-math.4xt" ?>
<!-- Act01.work-m5 by TeX4ht from Act01.work.tex line 123 2016-11-23-15:49 
(http://www.cse.ohio-state.edu/~gurari/TeX4ht/) -->
<math:math xmlns:math="http://www.w3.org/1998/Math/MathML" xmlns:xlink="http://www.w3.org/1999/xlink">
  <math:mi>r</math:mi>
</math:math>
</file>

<file path=Act01.work-m50/content.xml><?xml version="1.0" encoding="utf-8"?>
<!DOCTYPE math  PUBLIC '-//W3C//DTD MathML 2.0//EN'  'math.dtd'>
<?xtpipes file="oo-math.4xt" ?>
<!-- Act01.work-m50 by TeX4ht from Act01.work.tex line 184 2016-11-23-15:49 
(http://www.cse.ohio-state.edu/~gurari/TeX4ht/) -->
<math:math xmlns:math="http://www.w3.org/1998/Math/MathML" xmlns:xlink="http://www.w3.org/1999/xlink">
  <math:mi>b</math:mi>
</math:math>
</file>

<file path=Act01.work-m6/content.xml><?xml version="1.0" encoding="utf-8"?>
<!DOCTYPE math  PUBLIC '-//W3C//DTD MathML 2.0//EN'  'math.dtd'>
<?xtpipes file="oo-math.4xt" ?>
<!-- Act01.work-m6 by TeX4ht from Act01.work.tex line 124 2016-11-23-15:49 
(http://www.cse.ohio-state.edu/~gurari/TeX4ht/) -->
<math:math xmlns:math="http://www.w3.org/1998/Math/MathML" xmlns:xlink="http://www.w3.org/1999/xlink">
  <math:mi>g</math:mi>
  <math:mrow>
    <math:mo>(</math:mo>
    <math:mrow>
      <math:mi>r</math:mi>
    </math:mrow>
    <math:mo>)</math:mo>
  </math:mrow>
</math:math>
</file>

<file path=Act01.work-m7/content.xml><?xml version="1.0" encoding="utf-8"?>
<!DOCTYPE math  PUBLIC '-//W3C//DTD MathML 2.0//EN'  'math.dtd'>
<?xtpipes file="oo-math.4xt" ?>
<!-- Act01.work-m7 by TeX4ht from Act01.work.tex line 124 2016-11-23-15:49 
(http://www.cse.ohio-state.edu/~gurari/TeX4ht/) -->
<math:math xmlns:math="http://www.w3.org/1998/Math/MathML" xmlns:xlink="http://www.w3.org/1999/xlink">
  <math:mi>P</math:mi>
  <math:mrow>
    <math:mo>(</math:mo>
    <math:mrow>
      <math:mi>r</math:mi>
    </math:mrow>
    <math:mo>)</math:mo>
  </math:mrow>
</math:math>
</file>

<file path=Act01.work-m8/content.xml><?xml version="1.0" encoding="utf-8"?>
<!DOCTYPE math  PUBLIC '-//W3C//DTD MathML 2.0//EN'  'math.dtd'>
<?xtpipes file="oo-math.4xt" ?>
<!-- Act01.work-m8 by TeX4ht from Act01.work.tex line 124 2016-11-23-15:49 
(http://www.cse.ohio-state.edu/~gurari/TeX4ht/) -->
<math:math xmlns:math="http://www.w3.org/1998/Math/MathML" xmlns:xlink="http://www.w3.org/1999/xlink">
  <math:mi>r</math:mi>
</math:math>
</file>

<file path=Act01.work-m9/content.xml><?xml version="1.0" encoding="utf-8"?>
<!DOCTYPE math  PUBLIC '-//W3C//DTD MathML 2.0//EN'  'math.dtd'>
<?xtpipes file="oo-math.4xt" ?>
<!-- Act01.work-m9 by TeX4ht from Act01.work.tex line 124 2016-11-23-15:49 
(http://www.cse.ohio-state.edu/~gurari/TeX4ht/) -->
<math:math xmlns:math="http://www.w3.org/1998/Math/MathML" xmlns:xlink="http://www.w3.org/1999/xlink">
  <math:msub>
    <math:mrow>
      <math:mi>P</math:mi>
    </math:mrow>
    <math:mrow>
      <math:mstyle>
        <math:mtext mathvariant="normal">ideal</math:mtext>
      </math:mstyle>
    </math:mrow>
  </math:msub>
  <math:mrow>
    <math:mo>(</math:mo>
    <math:mrow>
      <math:mi>r</math:mi>
    </math:mrow>
    <math:mo>)</math:mo>
  </math:mrow>
</math:math>
</file>